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eza Pro" svg:font-family="Geeza Pro"/>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5" style:family="text">
      <style:text-properties style:font-name="Geeza Pro"/>
    </style:style>
    <style:style style:name="TableColumn1" style:family="table-column">
      <style:table-column-properties style:column-width="3.4625in" style:rel-column-width="32767*"/>
    </style:style>
  </office:automatic-styles>
  <office:body>
    <office:text>
      <text:p text:style-name="P1"><text:span text:style-name="T1">楊世主</text:span><text:s/>  |  2012.11.30 19:23   |   <text:a xlink:type="simple" xlink:href="http://palinfo.habago.org/Entry?Command=Information_PrintForum&amp;iPage=492#FORUM31674"><text:span text:style-name="T2">#</text:span></text:a></text:p>
      <text:p text:style-name="P2">董事長你退步了，以前<text:span text:style-name="T3">3</text:span>秒鐘就看出來，現在要十分鐘，應該很久沒有好好休息了吧？<text:span text:style-name="T3"><text:line-break/><text:line-break/></text:span>我還蠻喜歡少年<text:span text:style-name="T3">pi</text:span>裡那片海景，跟我的工作有關吧？有人說看電影哪能只喜歡哪個部分，又不是在解剖，這句話我還在體會，但也許永遠不能體會，因為可以做到的，<text:span text:style-name="T3">3</text:span>秒內就做到了，就像一見鍾情一般！</text:p>
      <text:p text:style-name="P1"><text:span text:style-name="T1">陳真</text:span><text:s/>  |  2012.11.30 16:13   |   <text:a xlink:type="simple" xlink:href="http://palinfo.habago.org/Entry?Command=Information_PrintForum&amp;iPage=492#FORUM31673"><text:span text:style-name="T2">#</text:span></text:a></text:p>
      <text:p text:style-name="P3">又來了一部<text:span text:style-name="T3"><text:s/>"</text:span>阿凡達<text:span text:style-name="T3">",</text:span>花了四十億<text:span text:style-name="T3">(</text:span>真是有夠浪費錢<text:span text:style-name="T3">,</text:span>不過世界上半票觀眾這麼多<text:span text:style-name="T3">,</text:span>保證會賺到爆<text:span text:style-name="T3">),</text:span>弄得美美的<text:span text:style-name="T3">,</text:span>但卻空洞乏味俗不可耐<text:span text:style-name="T3">,</text:span>看了十分鐘就有點看不下去<text:span text:style-name="T3">,</text:span>裝模作樣的<text:span text:style-name="T3">,</text:span>害我雞皮疙瘩掉滿地<text:span text:style-name="T3">,</text:span>煽情做作<text:span text:style-name="T3">,</text:span>許多地方簡直想吐<text:span text:style-name="T3">.</text:span>我講的是李安的<text:span text:style-name="T3"><text:s/>"</text:span>少年<text:span text:style-name="T3">PI". <text:line-break/><text:line-break/></text:span>有人警告我<text:span text:style-name="T3">,</text:span>對於這種既是台灣之光而且又是台灣全民一致擁戴的電影<text:span text:style-name="T3">,</text:span>最好不要批評<text:span text:style-name="T3">,</text:span>以免惹麻煩而且傷害大家的感情<text:span text:style-name="T3">. </text:span>但電影又不人<text:span text:style-name="T3">,</text:span>更不是家人<text:span text:style-name="T3">,</text:span>蔣公都能罵了<text:span text:style-name="T3">,</text:span>哪有不能批評電影的道理<text:span text:style-name="T3">?</text:span>哪有因為批評就會使人受傷的道理<text:span text:style-name="T3">?<text:line-break/><text:line-break/></text:span>有人說<text:span text:style-name="T3">,</text:span>至少片頭幾分鐘的動物很可愛<text:span text:style-name="T3">,</text:span>但我們是在講一部電影的優劣<text:span text:style-name="T3">,</text:span>而不是在講哪隻猴子可不可愛<text:span text:style-name="T3">. </text:span>這是一部典型的好萊污電影<text:span text:style-name="T3">,</text:span>彷彿電影只是一種技術<text:span text:style-name="T3">,</text:span>彷彿電影是一種可以用錢砸出來的東西<text:span text:style-name="T3">,</text:span>彷彿只要弄出一些所謂勁爆或唯美的場面或由甩哥美女演出<text:span text:style-name="T3">,</text:span>便是一部所謂鉅片<text:span text:style-name="T3">. <text:line-break/><text:line-break/></text:span>鉅片如果指的是超級大賣座的電影<text:span text:style-name="T3">,</text:span>那我不否認少年<text:span text:style-name="T3">PI</text:span>是鉅片<text:span text:style-name="T3">,</text:span>但這樣的<text:span text:style-name="T3"><text:s/>"</text:span>鉅片<text:span text:style-name="T3">" </text:span>只能說是花費鉅大卻撈更大的大爛片<text:span text:style-name="T3">. </text:span>我並不討厭爛片<text:span text:style-name="T3">,</text:span>事實上我還蠻喜歡看爛片<text:span text:style-name="T3">,</text:span>比方說<text:span text:style-name="T3">,</text:span>我看預告片有一部什麼終極警探<text:span text:style-name="T3">,</text:span>爆車場面很驚人<text:span text:style-name="T3">,</text:span>我若有空應該會浪費<text:span text:style-name="T3">190</text:span>元跑去看<text:span text:style-name="T3">. <text:line-break/><text:line-break/></text:span>我並不討厭爛片<text:span text:style-name="T3">,</text:span>但爛片有兩種<text:span text:style-name="T3">,</text:span>一種是明著擺爛<text:span text:style-name="T3">,</text:span>這我喜歡<text:span text:style-name="T3">,</text:span>一種是故做藝術狀卻空洞乏味俗不可耐<text:span text:style-name="T3">,</text:span>比如李安這部少年<text:span text:style-name="T3">PI</text:span>便是<text:span text:style-name="T3">,</text:span>特別是用一些低俗橋段<text:span text:style-name="T3">,</text:span>例如老虎吐舌做鬼臉對人射尿把動物給擬人化溫馨化<text:span text:style-name="T3">,</text:span>加上一堆故做智慧狀的對話與表情<text:span text:style-name="T3">,</text:span>真是好萊污到讓人想吐<text:span text:style-name="T3">.<text:line-break/><text:line-break/></text:span>朴贊郁去年完全只用手機拍了一部片<text:span text:style-name="T3">,</text:span>叫做<text:span text:style-name="T3"><text:s/>NIGHT FISHING (</text:span>夜釣<text:span text:style-name="T3">),</text:span>市面上買得到<text:span text:style-name="T3">,</text:span>各位不妨比較看看用四十億拍出來的電影跟用手機拍出來的電影<text:span text:style-name="T3">,</text:span>品質落差竟如此巨大<text:span text:style-name="T3">. </text:span>夜釣我反覆看了十幾遍<text:span text:style-name="T3">,</text:span>感動到不行<text:span text:style-name="T3">,</text:span>但是什麼少年<text:span text:style-name="T3">PI</text:span>的<text:span text:style-name="T3">,</text:span>就算免費我也無法忍受再看一遍<text:span text:style-name="T3">.<text:line-break/><text:line-break/></text:span>有人警告我<text:span text:style-name="T3">:</text:span>你違反大家的喜好<text:span text:style-name="T3">,</text:span>傷害大家仰慕喜愛的東西<text:span text:style-name="T3">,</text:span>大家會拉開和你的距離<text:span text:style-name="T3">,</text:span>你會成為異類<text:span text:style-name="T3">,</text:span>會很孤獨<text:span text:style-name="T3">. </text:span>這樣講或許沒錯<text:span text:style-name="T3">,</text:span>但明明心裏與眾人不同卻要假裝一樣<text:span text:style-name="T3">,</text:span>對我來說反而更痛苦<text:span text:style-name="T3">. </text:span>你要一隻吸血鬼假裝喜歡溫馨喜歡陽光<text:span text:style-name="T3">,</text:span>那簡直就是要了他的命<text:span text:style-name="T3">. <text:line-break/><text:line-break/></text:span>孤獨感不是來自身為異類<text:span text:style-name="T3">,</text:span>而是來自明明是異類卻總是被眾人視為同類<text:span text:style-name="T3">. </text:span>明明難以下嚥的東西<text:span text:style-name="T3">,</text:span>眾人卻以為你跟大家一樣都想搶來吃<text:span text:style-name="T3">;</text:span>明明畏光<text:span text:style-name="T3">,</text:span>眾人卻以為你每天努力迎向朝陽<text:span text:style-name="T3">. </text:span>即便你爆炸無數次不斷表明你的身世<text:span text:style-name="T3">,</text:span>但沒有人相信<text:span text:style-name="T3">. </text:span>這種無可與言的悲劇<text:span text:style-name="T3">,</text:span>才叫孤獨<text:span text:style-name="T3">.</text:span></text:p>
      <text:p text:style-name="P1"><text:span text:style-name="T1">陳真</text:span><text:s/>  |  2012.11.26 16:36   |   <text:a xlink:type="simple" xlink:href="http://palinfo.habago.org/Entry?Command=Information_PrintForum&amp;iPage=492#FORUM31672"><text:span text:style-name="T2">#</text:span></text:a></text:p>
      <text:p text:style-name="P2">真是令人振奮的消息<text:span text:style-name="T3">(</text:span>浮士德要上映<text:span text:style-name="T3">),</text:span>我的靈魂得救了<text:span text:style-name="T3">!!</text:span></text:p>
      <text:p text:style-name="P1"><text:span text:style-name="T1">鑑慧</text:span><text:s/>  |  2012.11.26 10:35   |   <text:a xlink:type="simple" xlink:href="http://palinfo.habago.org/Entry?Command=Information_PrintForum&amp;iPage=492#FORUM31671"><text:span text:style-name="T2">#</text:span></text:a></text:p>
      <text:p text:style-name="P3">我們的香港朋友刊載於香港<text:span text:style-name="T3">"</text:span>時代論壇<text:span text:style-name="T3">"</text:span>的評論。<text:span text:style-name="T3"><text:line-break/><text:line-break/></text:span>「雲柱行動」和美以大選<text:span text:style-name="T3"><text:line-break/><text:line-break/></text:span>老旭暉<text:span text:style-name="T3"> <text:line-break/><text:line-break/></text:span>以色列在十一月十四日發動「雲柱行動」（<text:span text:style-name="T3">Operation Pillar of Cloud</text:span>，或譯「防衛之柱行動」，參出十四<text:span text:style-name="T3">19-20</text:span>），空襲由哈馬斯控制的加沙地帶，至落筆為止，已造成九十五名巴人死亡。而以哈馬斯為主的巴勒斯坦抵抗組織，亦向以色列境內發射了超過五百枚火箭，至今造成三名以色列人死亡。以色列國會又已批準政府，動員最多七萬五千名後備役軍人，而政府就宣稱隨時會向加沙發動地面攻擊。<text:span text:style-name="T3"><text:line-break/><text:line-break/></text:span>　　有留意當地新聞的人，是次衝突可能會鈎起四年前以色列「鑄鉛行動」（<text:span text:style-name="T3">Operation Cast Lead</text:span>）的記憶。那次戰事造成超過一千三百名巴人和十三名以色列人死亡，在國際間引起強烈反應，有人甚至乎稱之為「加沙屠殺」。<text:span text:style-name="T3"><text:line-break/><text:line-break/></text:span>　　較少人注意到的是，雲柱行動和鑄鉛行動都是發生在以色列大選之前（○九年二月及一三年一月）。另外，鑄鉛行動發生時，美國正值新舊政權交替之時，而今次雲柱行動則發生在美國大選，奧巴馬剛成功連任之後。<text:span text:style-name="T3"><text:line-break/><text:line-break/></text:span>　　這些時間並非巧合。<text:span text:style-name="T3"><text:line-break/><text:line-break/></text:span>　　若將以巴雙方每次的爭端和衝突拆開獨立來看的話，只會得出一個似乎沒完沒了，不知為何的衝突的假象。因為雙方總是說自己的行動是「回應」對方的攻擊云云，而某程度上這又真的是事實。<text:span text:style-name="T3"><text:line-break/><text:line-break/></text:span>　　所以，若要理解以巴衝突，必需先理解當代錫安主義的主要理念──在「以色列全地」（<text:span text:style-name="T3">Eretz Israel</text:span>）建立一個由猶太人控制的國家。而目前最重要的，就是要維持以色列對巴勒斯坦地──除了現時以色列本身的國土外，還包括被軍事佔領的西岸地帶（猶太人一般稱之為猶大及撒瑪利亞），及長期被封鎖的加沙──的控制權。<text:span text:style-name="T3"><text:line-break/><text:line-break/></text:span>　　這又涉及眾多因素，其一就是以色列民眾本身對自己政府的支持。而其中一個團結一群人的方法，就是把槍口對外。社會大眾一般所擔心的，當然是自己的安全和飯碗。以共同的「敵人」來引起民眾的共同恐懼，是政客們常用的技倆。雖然加沙的火箭準確度非常有限，而以軍亦有能力把大部份攔截下來，但空防警報由早響到晚可不是笑著玩的。<text:span text:style-name="T3"><text:line-break/><text:line-break/></text:span>　　這兩次行動都發生在以色列大選之前的原因，目的是要「提醒」以色列人他們仍然身處在危險當中，要「選擇」一些能保護他們的候選人和政黨。當然，行動目的亦包括其他因素，例如要削弱哈馬斯等組織的反抗勢力。而哈馬斯亦需要向巴人顯示他們有還擊以色列的能力，免得被看成和法塔克（<text:span text:style-name="T3">Fatah</text:span>）一樣軟弱。<text:span text:style-name="T3"><text:line-break/><text:line-break/></text:span>　　而以色列要向巴人或鄰邦發動攻擊，當然亦要先得到背後最大的支持者──美國的首肯。所以，鑄鉛行動是發動在布殊快將離任之際（已沒有政治包袱），而雲柱行動則發動在奧巴馬連任之後（不會對奧巴馬的選情產生壞影響）。<text:span text:style-name="T3"><text:line-break/><text:line-break/></text:span>　　但很多人現時關注的是，雲柱行動會否演變成「鑄鉛第二」，引致大規模巴人死傷？這個問題除了上帝以外，應該沒有人說的準。但以目前情況顯示，這個機會不大。<text:span text:style-name="T3"><text:line-break/><text:line-break/></text:span>　　首先，要明白戰爭是達至目標的其中一個方法。以色列已成功摧毀哈馬斯等組織相當的火箭發射能力，而是次行動亦已成功「喚起」了以色列人的關注，讓人知道誰人有能力「保護」他們。<text:span text:style-name="T3"><text:line-break/><text:line-break/></text:span>　　另外，戰爭很多時並非在戰場上，而是在新聞媒體中定勝負的。鑄鉛行動對以色列政府來說，其實是一場公關災難，幾百個兒童被殺（佔被殺人數若五份之一）是很難說得過去的。在加沙這個人口密集的地方進行大規模地面戰，難以避免大量平民死傷。在資訊發達的今天，若一幅幅孩童被燒成黑炭的照片被放在各份報章的頭版，必然引來國際社會及輿論的強烈譴責。況且，和鑄鉛行動不同的是，以色列至今仍未截斷加沙地帶的對外通訊。<text:span text:style-name="T3"><text:line-break/><text:line-break/></text:span>　　再者，新埃及對加沙、以色列，以至美國的態度，已跟穆巴拉克年代的有所不同。她正努力促成雙方停火協議（雖然在第一次停火協議達成之後不久，以色列就違反協議，殺死了哈馬斯武裝部領袖）。埃及總理更在第三天親身到達加沙，表示團結和支持。<text:span text:style-name="T3"><text:line-break/><text:line-break/></text:span>　　最後，還有經濟因素在內，若以色列對加沙動武太過，隨時會引致阿拉伯產油國減產來「回應」。在全球經濟仍然非常脆弱的今天，美國允准以方把戰事大規模升級的可能性有限。<text:span text:style-name="T3"><text:line-break/><text:line-break/></text:span>　　然而，當以巴的深層次問題一日未解決，「鑄鉛第二」，又或者是更大規模的衝突發生，可能亦只是時間問題。<text:span text:style-name="T3"><text:line-break/><text:line-break/></text:span>（香港基督徒，長期關注巴勒斯坦議題）<text:span text:style-name="T3"> <text:line-break/></text:span>第一三一七期<text:span text:style-name="T3">.</text:span>二○一二年十一月廿五日<text:span text:style-name="T3"><text:line-break/>http://christiantimes.org.hk/Common/Reader/News/ShowNews.jsp?Nid=75523&amp;Pid=2&amp;Version=1317&amp;Cid=946&amp;Charset=big5_hkscs</text:span></text:p>
      <text:p text:style-name="P1"><text:span text:style-name="T1">鑑慧</text:span><text:s/>  |  2012.11.26 10:18   |   <text:a xlink:type="simple" xlink:href="http://palinfo.habago.org/Entry?Command=Information_PrintForum&amp;iPage=492#FORUM31670"><text:span text:style-name="T2">#</text:span></text:a></text:p>
      <text:p text:style-name="P2">一位香港朋朋轉寄來的香港抗議活動消息。第一個連結為圖片，第二個連結文字張貼如下。<text:span text:style-name="T3"><text:line-break/><text:line-break/>http://goo.gl/yA9Go<text:line-break/><text:line-break/>http://yukfai.smugmug.com/Other/2012-11-24-Peace-No-War/26716863_ftjm9P#!i=2235668883&amp;k=fkHZsqc<text:line-break/></text:span>（獨媒特約記者報導）正如難民稻子所說，每當以色列四年一度大選臨近，就會對加沙手無吋鐵的巴勒斯坦平民瘋狂的轟炸，今年更以聖經出埃及記耶和華站在雲柱的比喻，於<text:span text:style-name="T3">11</text:span>月<text:span text:style-name="T3">14</text:span>日始，展開所謂的「雲柱行動」空襲。然而，就連以色列本地的民眾，也看清這次行動是選舉的政治手段<text:span text:style-name="T3"><text:s/>(political spin)</text:span>，其目的是要以巴勒斯坦人的血染出選舉宣傳。<text:span text:style-name="T3"><text:line-break/><text:line-break/></text:span>過去兩天，面書上不斷傳來了孩子被射殺的照片，從天上掃射下來的機關槍如雨水般灑下，面對電腦屏幕，遠在他方，被無力感壓得透不過氣。不過仍有約四十位朋友參加了昨天（<text:span text:style-name="T3">11</text:span>月<text:span text:style-name="T3">18</text:span>日）「與加沙戰爭受害者並肩而行」反戰遊行，到以色列領事館抗議。多年來一直關心以巴衝突的立法會議員梁國雄也是其中一員。<text:span text:style-name="T3"><text:line-break/><text:line-break/></text:span>遊行的發起人為<text:span text:style-name="T3">William Fitzgerald</text:span>和<text:span text:style-name="T3">Tom Grundy</text:span>，居於香港的外國人，沒有政治背景。<text:span text:style-name="T3">William</text:span>說，在新聞裡頭看見加沙被轟炸，覺得需要做點甚麼，又看到無人發起活動，在朋友<text:span text:style-name="T3">Tom</text:span>的提議下，他們決定充當遊行的發起人，透過<text:span text:style-name="T3">Facebook</text:span>及呼籲朋友參與，本來預期只有二十人左右，現在的人數是意料之外，對此他們感到是鼓舞的。若以色列仍不停止對加沙的攻擊，<text:span text:style-name="T3">William</text:span>說他們可能會每個星期繼續遊行抗議。<text:span text:style-name="T3"><text:line-break/><text:line-break/></text:span>遊行裡有一位在耶路撒冷出生、西岸長大的巴勒斯坦人<text:span text:style-name="T3">Melkar Muallem</text:span>，他現在於科技大學讀書。他認為哈馬斯和和加沙的自由戰士，是被迫進行自衞反抗，而他自己則希望透過這遊行表達希望以巴停火的願望，他強調，加沙與西岸那裡的巴勒斯坦人最需要的是基本的尊重。<text:span text:style-name="T3"><text:line-break/><text:line-break/>Adeel Malik</text:span>是在香港長大的巴基斯坦人，也是一個穆斯林。他希望能藉這遊行讓香港人知道，遠在他方有這麼一個的巴勒斯坦，希望香港人對社會關注的視野不要只局限於香港以及中國，而是更遠。此外，他對對西方媒體的報導感到憤怒，認為都是偏幫以色列，例如報導以色列時是會說有人被殺，但報導巴勒斯坦人則只說有人死亡，仿佛巴勒斯坦人的生命只是一個數字。<text:span text:style-name="T3"><text:line-break/><text:line-break/></text:span>也有為數不少的香港人參與是次遊行。阿杰在網上看到是次行動，認為以色列以大欺小，希望站出來反戰。另一名香港的示威者<text:span text:style-name="T3">Stella</text:span>，則希望透過參與，了解香港人對於這事的反應及觀點，也希望藉此多點了解以巴的事情，亦希望戰爭可以早日結束，兩國能和平共存。<text:span text:style-name="T3"><text:line-break/><text:line-break/></text:span>遊行的口號包括「<text:span text:style-name="T3">Free Palestine</text:span>」、「<text:span text:style-name="T3">Break the Silence</text:span>」、「<text:span text:style-name="T3">End the Occupation</text:span>」。隊伍抵達位於金鐘海富中心的以色列領事館樓下，示威者代表向負責的領使館人員宣讀聲明及遞信，要求以色列停止轟炸和非法佔領巴勒斯坦的領土，指責以色列殺害無辜巴勒斯坦平民。領事館的代表並沒有作出回應。<text:span text:style-name="T3"><text:line-break/><text:line-break/></text:span>是次遊行，警方調動了大約五十人，以一對一的比例，跟足全程，甚為「重視」。</text:p>
      <text:p text:style-name="P1"><text:span text:style-name="T1">梅菲斯特</text:span><text:s/>  |  2012.11.25 21:01   |   <text:a xlink:type="simple" xlink:href="http://palinfo.habago.org/Entry?Command=Information_PrintForum&amp;iPage=492#FORUM31669"><text:span text:style-name="T2">#</text:span></text:a></text:p>
      <text:p text:style-name="P4"><text:span text:style-name="T1">浮士德</text:span>12<text:span text:style-name="T1">月</text:span>14<text:span text:style-name="T1">日要演啦！！</text:span><text:line-break/>http://www.atmovies.com.tw/movie/film_ffde31437357_next.html</text:p>
      <text:p text:style-name="P5"/>
      <text:p text:style-name="P1"><text:span text:style-name="T1">鑑慧</text:span><text:s/>  |  2012.11.22 09:52   |   <text:a xlink:type="simple" xlink:href="http://palinfo.habago.org/Entry?Command=Information_PrintForum&amp;iPage=493#FORUM31666"><text:span text:style-name="T2">#</text:span></text:a></text:p>
      <text:p text:style-name="P3">以色列與哈馬斯宣佈達成停火協議<text:span text:style-name="T3"><text:line-break/><text:line-break/>BBC</text:span>中文網<text:span text:style-name="T3"><text:line-break/>http://www.bbc.co.uk/zhongwen/trad/world/2012/11/121121_breaking_gaza_ceasefire.shtml<text:line-break/><text:line-break/></text:span>埃及外長阿姆魯周三（<text:span text:style-name="T3">21</text:span>日）宣佈，以色列和巴勒斯坦激進組織哈馬斯達成停火協議，雙方會於當地時間周三晚上正式停火，結束持續<text:span text:style-name="T3">8</text:span>天的以巴衝突。<text:span text:style-name="T3">(</text:span>奇怪，哈瑪斯就哈瑪斯，還要加上個激進組織，為何不在以色列政府前加個恐怖主義國家<text:span text:style-name="T3">)<text:line-break/><text:line-break/></text:span>美國白宮表示，奧巴馬總統與內塔尼亞胡通電話，讚揚對方同意埃及的方案，在加沙停火。奧巴馬還與埃及總統穆爾西通電話，感謝對方的斡旋，促成以巴停火。<text:span text:style-name="T3"><text:line-break/><text:line-break/></text:span>相關内容以色列特拉維夫巴士遭受炸彈攻擊巴以繼續加沙地帶激戰克林頓抵中東斡旋加沙停火<text:span text:style-name="T3"><text:line-break/><text:line-break/></text:span>埃及和哈馬斯官員說，停火協議將在當地時間周三晚<text:span text:style-name="T3">21</text:span>點（格林尼治標準時間<text:span text:style-name="T3">19</text:span>點<text:span text:style-name="T3">)</text:span>生效。<text:span text:style-name="T3"><text:line-break/><text:line-break/></text:span>稍早，在以色列城市特拉維夫，一輛公交車上發生炸彈爆炸，造成三人受傷接受手術搶救。<text:span text:style-name="T3"><text:line-break/><text:line-break/></text:span>加沙周三有至少<text:span text:style-name="T3">13</text:span>人喪生。<text:span text:style-name="T3"><text:line-break/><text:line-break/></text:span>在加沙和以色列的<text:span text:style-name="T3">BBC</text:span>記者說，停火協議即將生效，但是雙方仍然在相互攻擊。<text:span text:style-name="T3"><text:line-break/><text:line-break/></text:span>以色列過去<text:span text:style-name="T3">8</text:span>天空襲加沙，導致接近<text:span text:style-name="T3">150</text:span>名巴勒斯坦人死亡，超過<text:span text:style-name="T3">1200</text:span>人受傷。巴勒斯坦武裝分子則從加沙向以色列發射火箭炮，造成<text:span text:style-name="T3">5</text:span>名以色列人喪生。<text:span text:style-name="T3"><text:line-break/><text:line-break/></text:span>埃及外長阿姆魯和美國國務卿希拉里在開羅舉行的記者會上宣佈了停火消息。<text:span text:style-name="T3"><text:line-break/><text:line-break/></text:span>根據停火協議，以色列同意「停止對加沙地區的所有陸海空敵對行動，其中包括入侵和針對個人的攻擊行動。」<text:span text:style-name="T3"><text:line-break/><text:line-break/></text:span>停火協議還規定，「巴勒斯坦所有派系將在加沙地帶停止所有針對以色列的敵對行動，其中包括火箭攻擊以及在邊界的攻擊。」<text:span text:style-name="T3"><text:line-break/><text:line-break/></text:span>據以色列總理內塔尼亞胡辦公室發表的聲明，以色列同意這項停火協議。<text:span text:style-name="T3"><text:line-break/><text:line-break/></text:span>內塔尼亞胡在同意這項協議之前，同美國總統奧巴馬進行了磋商。<text:span text:style-name="T3"><text:line-break/><text:line-break/></text:span>希拉里說，為了停火協議得到維持，「（來自加沙的）火箭攻擊必須停止，廣泛的平靜局勢必須恢復。」<text:span text:style-name="T3"><text:line-break/><text:line-break/></text:span>她還表示，「我們現在必須集中討論如何達成持久方案的問題，以便促進地區穩定，改善安全形勢，維護巴以雙方的尊嚴和合法訴求。」</text:p>
      <text:p text:style-name="P1"><text:span text:style-name="T1">鑑慧</text:span><text:s/>  |  2012.11.22 09:51   |   <text:a xlink:type="simple" xlink:href="http://palinfo.habago.org/Entry?Command=Information_PrintForum&amp;iPage=493#FORUM31665"><text:span text:style-name="T2">#</text:span></text:a></text:p>
      <text:p text:style-name="P2">以色列與哈馬斯宣佈達成停火協議<text:span text:style-name="T3"><text:line-break/><text:line-break/>BBC</text:span>中文網<text:span text:style-name="T3"><text:line-break/>http://www.bbc.co.uk/zhongwen/trad/world/2012/11/121121_breaking_gaza_ceasefire.shtml<text:line-break/><text:line-break/></text:span>埃及外長阿姆魯周三（<text:span text:style-name="T3">21</text:span>日）宣佈，以色列和巴勒斯坦激進組織哈馬斯達成停火協議，雙方會於當地時間周三晚上正式停火，結束持續<text:span text:style-name="T3">8</text:span>天的以巴衝突。<text:span text:style-name="T3">(</text:span>奇怪，哈瑪斯就哈瑪斯，還要加上個激進組織，為何不在以色列政府前加個恐怖主義國家<text:span text:style-name="T3">)<text:line-break/><text:line-break/></text:span>美國白宮表示，奧巴馬總統與內塔尼亞胡通電話，讚揚對方同意埃及的方案，在加沙停火。奧巴馬還與埃及總統穆爾西通電話，感謝對方的斡旋，促成以巴停火。<text:span text:style-name="T3"><text:line-break/><text:line-break/></text:span>相關内容以色列特拉維夫巴士遭受炸彈攻擊巴以繼續加沙地帶激戰克林頓抵中東斡旋加沙停火<text:span text:style-name="T3"><text:line-break/><text:line-break/></text:span>埃及和哈馬斯官員說，停火協議將在當地時間周三晚<text:span text:style-name="T3">21</text:span>點（格林尼治標準時間<text:span text:style-name="T3">19</text:span>點<text:span text:style-name="T3">)</text:span>生效。<text:span text:style-name="T3"><text:line-break/><text:line-break/></text:span>稍早，在以色列城市特拉維夫，一輛公交車上發生炸彈爆炸，造成三人受傷接受手術搶救。<text:span text:style-name="T3"><text:line-break/><text:line-break/></text:span>加沙周三有至少<text:span text:style-name="T3">13</text:span>人喪生。<text:span text:style-name="T3"><text:line-break/><text:line-break/></text:span>在加沙和以色列的<text:span text:style-name="T3">BBC</text:span>記者說，停火協議即將生效，但是雙方仍然在相互攻擊。<text:span text:style-name="T3"><text:line-break/><text:line-break/></text:span>以色列過去<text:span text:style-name="T3">8</text:span>天空襲加沙，導致接近<text:span text:style-name="T3">150</text:span>名巴勒斯坦人死亡，超過<text:span text:style-name="T3">1200</text:span>人受傷。巴勒斯坦武裝分子則從加沙向以色列發射火箭炮，造成<text:span text:style-name="T3">5</text:span>名以色列人喪生。<text:span text:style-name="T3"><text:line-break/><text:line-break/></text:span>埃及外長阿姆魯和美國國務卿希拉里在開羅舉行的記者會上宣佈了停火消息。<text:span text:style-name="T3"><text:line-break/><text:line-break/></text:span>根據停火協議，以色列同意「停止對加沙地區的所有陸海空敵對行動，其中包括入侵和針對個人的攻擊行動。」<text:span text:style-name="T3"><text:line-break/><text:line-break/></text:span>停火協議還規定，「巴勒斯坦所有派系將在加沙地帶停止所有針對以色列的敵對行動，其中包括火箭攻擊以及在邊界的攻擊。」<text:span text:style-name="T3"><text:line-break/><text:line-break/></text:span>據以色列總理內塔尼亞胡辦公室發表的聲明，以色列同意這項停火協議。<text:span text:style-name="T3"><text:line-break/><text:line-break/></text:span>內塔尼亞胡在同意這項協議之前，同美國總統奧巴馬進行了磋商。<text:span text:style-name="T3"><text:line-break/><text:line-break/></text:span>希拉里說，為了停火協議得到維持，「（來自加沙的）火箭攻擊必須停止，廣泛的平靜局勢必須恢復。」<text:span text:style-name="T3"><text:line-break/><text:line-break/></text:span>她還表示，「我們現在必須集中討論如何達成持久方案的問題，以便促進地區穩定，改善安全形勢，維護巴以雙方的尊嚴和合法訴求。」</text:p>
      <text:p text:style-name="P1"><text:span text:style-name="T1">鑑慧</text:span><text:s/>  |  2012.11.22 09:44   |   <text:a xlink:type="simple" xlink:href="http://palinfo.habago.org/Entry?Command=Information_PrintForum&amp;iPage=493#FORUM31664"><text:span text:style-name="T2">#</text:span></text:a></text:p>
      <text:p text:style-name="P3">加薩烽火：媒體談以巴<text:span text:style-name="T3"><text:s/></text:span>充斥四大謊言<text:span text:style-name="T3"><text:line-break/><text:line-break/></text:span>轉載自<text:span text:style-name="T3">2012.11.22</text:span>台灣立報<text:span text:style-name="T3"><text:line-break/><text:line-break/></text:span>策劃、編譯■李威撰<text:span text:style-name="T3"><text:line-break/><text:line-break/></text:span>媒體報導以巴衝突時，經常有意無意複製美方及以色列的觀點。以色列上一次（<text:span text:style-name="T3">2008</text:span>至<text:span text:style-name="T3">2009</text:span>年）入侵加薩走廊時，英國左派媒體《停火雜誌》（<text:span text:style-name="T3">Ceasefire Magazine</text:span>）曾刊登一篇文章，指出以巴衝突的相關報導，常蘊含以下四大謊言：<text:span text:style-name="T3"><text:line-break/><text:line-break/></text:span><text:span text:style-name="T4">◆</text:span><text:span text:style-name="T3"><text:s/></text:span>謊言一：以色列宣稱，攻擊的對象是好戰分子及恐怖分子的基礎設施<text:span text:style-name="T3"><text:line-break/><text:line-break/></text:span>實際上，以色列攻擊了學校、民房及公共基礎建設，更有許多無辜巴勒斯坦人送命。薩依德（<text:span text:style-name="T3">Edward Said</text:span>）曾說過，以色列表面上是攻擊「恐怖分子的基礎設施」，卻以殺害、羞辱及破壞公物的方式，肆意蹂躪巴勒斯坦人的日常生活。根據以色列的破壞紀錄，這些「恐怖分子的基礎設施」包括教育部、雷馬拉市政府、中央統計局、學校、醫院、清真寺、電台及各種研究機構。<text:span text:style-name="T3"><text:line-break/><text:line-break/></text:span>拿以色列軍隊攻擊加薩伊斯蘭大學（<text:span text:style-name="T3">Islamic University of Gaza</text:span>）為例，以色列的解釋是，大學是窩藏軍火（儘管根本沒發現）、訓練恐怖分子（他們可能會看上化學及工程系研究生的技術能力）以及召開哈瑪斯政治集會的場所。而<text:span text:style-name="T3">2008</text:span>年以色列攻擊加薩，造成<text:span text:style-name="T3">1,434</text:span>名巴人喪生，其中<text:span text:style-name="T3">960</text:span>人為平民（其中更有<text:span text:style-name="T3">288</text:span>人為孩童）。據以色列軍方說法，巴勒斯坦人是恐怖分子，而以軍的策略，用杭士基的觀點來說明，就是用戰爭摧毀人民，讓民眾陷入窮困、讓他們苦於求生，讓他們無暇想著戰鬥。<text:span text:style-name="T3"><text:line-break/><text:line-break/></text:span><text:span text:style-name="T4">◆</text:span><text:span text:style-name="T3"><text:s/></text:span>謊言二：以色列攻打加薩，要怪哈瑪斯自己，因為是他們先開火，招來以色列的報復是事先「可預期的」<text:span text:style-name="T3"><text:line-break/><text:line-break/></text:span>據曼索爾（<text:span text:style-name="T3">Camille Mansour</text:span>）刊登於《巴勒斯坦研究期刊》的研究，發射砲彈的軍事行為往往來自中央的號令，哈瑪斯派系林立，無法掌控所有行為，因此責任不該全推卸給哈瑪斯。實際上，大部分的攻擊行為都是出自其他團體所為。況且，比起以色列的砲火，加薩可說小巫見大巫。<text:span text:style-name="T3"><text:line-break/><text:line-break/></text:span>另外以色列還宣稱，報復行為是事先「可預期的」，若加薩一意孤行朝以色列發射飛彈，將自負後果。但，加薩的現狀是被以色列封鎖，加薩一直以來用發射砲彈作為報復，該行為同樣是可預期的，但為何不是以色列改變自己的作為？<text:span text:style-name="T3"><text:line-break/><text:line-break/></text:span><text:span text:style-name="T4">◆</text:span><text:span text:style-name="T3"><text:s/></text:span>謊言三：以色列人有和談的誠意，問題是卡在巴勒斯坦人好戰<text:span text:style-name="T3"><text:line-break/><text:line-break/></text:span>哈瑪斯被視為挑釁的一方，乃因它否定以色列的「生存權」、拒絕「兩國方案」。但是，這個觀點沒有強調，以色列原則上也拒絕巴勒斯坦國的存在。以色列明知道，哈瑪斯沒有能力剷除以色列，正如台灣無法「光復大陸」，但以色列卻緊抓哈瑪斯這個不切實際的目標作為藉口，使和平陷入僵局。<text:span text:style-name="T3"><text:line-break/><text:line-break/></text:span>哈瑪斯強硬的立場及極端的意識形態，真是衝突根源？但問題是，即使立場如法塔（<text:span text:style-name="T3">Fatah</text:span>）一樣柔軟，下場卻未必更好。過去<text:span text:style-name="T3">10</text:span>年，以色列照樣入侵伯利恆（<text:span text:style-name="T3">2002</text:span>年）、傑寧（<text:span text:style-name="T3">2002</text:span>年）及拉法（<text:span text:style-name="T3">2004</text:span>年）。薩依德的話值得省思，如果不頑強抵抗，巴勒斯坦人早就一無所有。正是巴勒斯坦人的堅持，才逼迫以色列上談判桌，否則巴人只能任人宰割。<text:span text:style-name="T3"><text:line-break/><text:line-break/></text:span><text:span text:style-name="T4">◆</text:span><text:span text:style-name="T3"><text:s/></text:span>謊言四：國際社會無力阻止戰事發生<text:span text:style-name="T3"><text:line-break/><text:line-break/></text:span>主要理由，包括國際社會缺乏干預衝突的經費，以及缺乏有效的介入施力點。但是，美國每年補助以色列的經費超過<text:span text:style-name="T3">30</text:span>億美元；且自<text:span text:style-name="T3">1978</text:span>年起，美國以賄賂的方式，維繫以色列與埃及之間的和平，累計投入資金已超過<text:span text:style-name="T3">1,500</text:span>億美元。<text:span text:style-name="T3"><text:line-break/><text:line-break/></text:span>換句話說，只要美國肯以取消援助當作威脅，便能向以色列施壓。對哈瑪斯同樣也可提供誘因，譬如將哈瑪斯從犯罪團體名單中剔除，或者承認留在加薩的巴勒斯坦當局（<text:span text:style-name="T3">PA</text:span>）是一個國家。基本上，外國有能力介入，只是缺乏干預意願，而其中最大的阻礙，就是美國的立場一直偏袒以色列。（整理自《停火雜誌》）</text:p>
      <text:p text:style-name="P1"><text:span text:style-name="T1">學姊</text:span><text:s/>  |  2012.11.21 18:55   |   <text:a xlink:type="simple" xlink:href="http://palinfo.habago.org/Entry?Command=Information_PrintForum&amp;iPage=493#FORUM31663"><text:span text:style-name="T2">#</text:span></text:a></text:p>
      <text:p text:style-name="P2"><text:span text:style-name="T3">(BBC</text:span>新聞<text:span text:style-name="T3">) </text:span>國際社會繼續斡旋以巴衝突促停火<text:span text:style-name="T3"><text:line-break/>http://www.bbc.co.uk/zhongwen/trad/world/2012/11/121121_gaza_crisis_attacks.shtml<text:line-break/></text:span>更新時間<text:span text:style-name="T3"><text:s/>2012</text:span>年<text:span text:style-name="T3">11</text:span>月<text:span text:style-name="T3">21</text:span>日<text:span text:style-name="T3">, </text:span>格林尼治標準時間<text:span text:style-name="T3">06:51 <text:line-break/><text:line-break/></text:span>以巴衝突爆發後，已有<text:span text:style-name="T3">130</text:span>名巴勒斯坦人和<text:span text:style-name="T3">5</text:span>名以色列人死亡。<text:span text:style-name="T3"><text:line-break/><text:line-break/></text:span>國際社會仍在繼續努力，試圖斡旋以色列和巴勒斯坦達成停火協議。<text:span text:style-name="T3"><text:line-break/><text:line-break/></text:span>加沙地帶的暴力衝突一直持續到凌晨。以色列已重新恢復對加沙目標的空襲，哈馬斯也向以色列方向展開零星的火箭襲擊。<text:span text:style-name="T3"><text:line-break/><text:line-break/></text:span>相關内容巴以繼續加沙地帶激戰克林頓抵中東斡旋加沙停火以巴停火猜測下加沙衝突仍持續<text:span text:style-name="T3"><text:line-break/><text:line-break/></text:span>在與以色列總理內塔尼亞胡舉行會談後，美國國務卿希拉里<text:span text:style-name="T3">·</text:span>克林頓即將到訪西岸和開羅。<text:span text:style-name="T3"><text:line-break/><text:line-break/></text:span>巴勒斯坦消息人士此前曾暗示，哈馬斯與以色列將在星期二宣佈達成停火，但以色列聲稱停火協議尚未最後敲定，以軍的軍事行動仍將持續。<text:span text:style-name="T3"><text:line-break/><text:line-break/></text:span>以巴衝突在<text:span text:style-name="T3">8</text:span>天前爆發後，已有<text:span text:style-name="T3">130</text:span>名巴勒斯坦人和<text:span text:style-name="T3">5</text:span>名以色列人死亡。僅在星期二，以巴衝突已導致至少<text:span text:style-name="T3">20</text:span>名巴勒斯坦人和<text:span text:style-name="T3">2</text:span>名以色列人喪生。<text:span text:style-name="T3"><text:line-break/><text:line-break/></text:span>聯合國秘書長潘基文正在中東地區會晤有關國家領導人，斡旋以巴雙方達成停火協議。<text:span text:style-name="T3"><text:line-break/><text:line-break/></text:span>衝突持續<text:span text:style-name="T3">BBC</text:span>在加沙的記者說，星期三凌晨，加沙傳出幾聲巨響，隨後加沙很多地方停電。<text:span text:style-name="T3"><text:line-break/><text:line-break/>BBC</text:span>記者說，以色列的<text:span text:style-name="T3">8</text:span>枚導彈摧毀了哈馬斯位於加沙城中心的政府部門大樓，被炸的大樓仍在燃燒。附近半島電視台的辦公樓也在轟炸中受損。<text:span text:style-name="T3"><text:line-break/><text:line-break/></text:span>以色列軍方在社交網站推特發佈消息說，以軍空襲瞄準的是位於媒體大樓<text:span text:style-name="T3">7</text:span>樓的哈馬斯情報中心。<text:span text:style-name="T3"><text:line-break/><text:line-break/></text:span>位於加沙城內的外國記者說，他們聽到空襲傳來的巨大爆炸聲。<text:span text:style-name="T3"><text:line-break/><text:line-break/></text:span>早些時候，法新社報道說，加沙城內一座大樓遭到以軍戰機空襲，法新社在大樓內設有辦公室。但無人在轟炸中受傷。<text:span text:style-name="T3"><text:line-break/><text:line-break/></text:span>以色列國防部說，過去一周，加沙地帶向以色列發射了<text:span text:style-name="T3">800</text:span>多枚火箭。僅在一天前，就發射了<text:span text:style-name="T3">162</text:span>枚。但不少火箭被以軍發射的「鐵穹」防禦系統導彈擊落。</text:p>
      <text:p text:style-name="P1"><text:span text:style-name="T1">鑑慧</text:span><text:s/>  |  2012.11.21 10:11   |   <text:a xlink:type="simple" xlink:href="http://palinfo.habago.org/Entry?Command=Information_PrintForum&amp;iPage=493#FORUM31662"><text:span text:style-name="T2">#</text:span></text:a></text:p>
      <text:p text:style-name="P3">巴人死亡數，已增高至<text:span text:style-name="T3">120</text:span>多人，以方<text:span text:style-name="T3">3</text:span>人。<text:span text:style-name="T3"><text:line-break/><text:line-break/></text:span>盼國際壓力可以促使以色列儘速停火。昨晚七點，埃及與哈瑪斯宣稱已達成停火協議，但是以色列卻即刻否認，依然加強了一整晚的轟炸。<text:span text:style-name="T3"><text:line-break/><text:line-break/></text:span>阿拉伯之春後的中東情勢，其實並不利於以色列。新上台的伊斯蘭兄弟會埃及政府，與哈瑪斯有著長久歷史淵源，遠較穆巴拉克更為同情巴勒斯坦處境。埃及、突尼西亞等夾帶民意支持上台的新任政府亦是。如同土耳其、卡達，這些國家雖然在敘利亞內戰中與美歐強權聯手，希冀拔除阿薩德政權，但此次以巴問題上，皆明白譴責以色列，清晰傳遞出支持哈瑪斯或是巴勒斯坦人民之訊息。<text:span text:style-name="T3"><text:line-break/><text:line-break/></text:span>當西方和阿拉伯國家正聯手推動著敘利亞政權轉換大業時，以色列於此時發動侵略，其實只是繼伊朗問題後，使其外交更限孤立的另一步棋。阿拉伯國家與美國之間的嫌隙，應該是美方此一階段所不樂見的，是以美方雖然口口聲聲仍是以色列的自衛權，卻也頻頻遣使送訊，積極運作著停火協議。今柯林頓也親抵耶路撒冷展開調解。<text:span text:style-name="T3"><text:line-break/><text:line-break/></text:span>以上是一般觀察家之評論，是以許多人也對停火抱持樂觀。只是，以巴若能停火，卻是以著敘利亞的國家利益做為代價。但<text:span text:style-name="T3">......</text:span>還是只能期待眾強權在分食敘利亞這新捕獲獵物時，能暫且放過迦薩這任人糟蹋已久、強權刀俎下的另一塊肉。</text:p>
      <text:p text:style-name="P1"><text:span text:style-name="T1">鑑慧</text:span><text:s/>  |  2012.11.19 19:05   |   <text:a xlink:type="simple" xlink:href="http://palinfo.habago.org/Entry?Command=Information_PrintForum&amp;iPage=493#FORUM31661"><text:span text:style-name="T2">#</text:span></text:a></text:p>
      <text:p text:style-name="P2">這幾天一直盯著新聞，希望迦薩的戰火可以就此停息，地面部隊不會出動，以色列可以迫於國際壓力而停止攻擊，但是似乎這場戰爭不會這麼快地結束。<text:span text:style-name="T3"><text:line-break/><text:line-break/></text:span>已經有些麻木了，幾乎已無力說甚麼了。美國自以色列攻擊之始，就表示支持並且一再強調以色列有權進行自衛。媒體也多將導火線放在巴勒斯坦的火箭砲攻擊，但是媒體所沒有提及的，是以色列在<text:span text:style-name="T3">11</text:span>月<text:span text:style-name="T3">8</text:span>日先入侵迦薩<text:span text:style-name="T3">al-Qarara</text:span>村並槍殺了一位正在踢足球的巴勒斯坦小孩<text:span text:style-name="T3">Ahmad Abu Daqqa</text:span>，這發生在眾所譴責的巴人火箭砲殺害三名以色列人之前<text:span text:style-name="T3"><text:s/></text:span>。歐美領導所沉默不提的，是以色列於<text:span text:style-name="T3">14</text:span>日再度以非法暗殺手段，殺害了哈瑪斯的軍事領導人<text:span text:style-name="T3">Ahmed Jabari</text:span>。此外不會出現在去脈絡的新聞中的，還有<text:span text:style-name="T3">45</text:span>年來迦薩所受的佔領、今日<text:span text:style-name="T3">170</text:span>萬迦薩人完全如囚禁般的生活、毫無希望的壓迫下的生活<text:span text:style-name="T3">......<text:line-break/><text:line-break/></text:span>最新的巴人死亡人數是<text:span text:style-name="T3">90</text:span>多人，以方<text:span text:style-name="T3">3</text:span>人。<text:span text:style-name="T3"><text:line-break/><text:line-break/></text:span>在這樣懸殊的實力之下，以、美依然不斷重申著後者的自衛權。這有如當一隻猛虎撲向一隻小白兔或是一隻關在籠中的金絲雀時，還口口聲聲地喊著「我這是不得已為了自衛呀<text:span text:style-name="T3">......</text:span>」這要當成伊索寓言都嫌荒唐，真是他爺爺的<text:span text:style-name="T3">@#$@#%@$#^!#*$^<text:line-break/><text:line-break/></text:span>以色列在敲定議會改選日期後不久後，就發動了這場攻擊。自古以來戰爭向來是選舉利器，既可轉移對國內社會問題的譴責，又可團結人民對政府之向心力、製造可恨的外部敵人。可悲的是這一張張戰爭選票，卻是迦薩人民一具具屍首所換來的。<text:span text:style-name="T3"><text:line-break/><text:line-break/></text:span>秉叡提供的連結，大家可以看看，少見的非主流資訊。</text:p>
      <text:p text:style-name="P1"><text:span text:style-name="T1">陳真</text:span><text:s/>  |  2012.11.19 02:24   |   <text:a xlink:type="simple" xlink:href="http://palinfo.habago.org/Entry?Command=Information_PrintForum&amp;iPage=493#FORUM31660"><text:span text:style-name="T2">#</text:span></text:a></text:p>
      <text:p text:style-name="P3">我家電影院上演的片我幾乎每一部都會看<text:span text:style-name="T3">,</text:span>除了一些光看片名就想打呵欠的電影之外<text:span text:style-name="T3">,</text:span>比如什麼第凡內早餐還是晚餐我忘了<text:span text:style-name="T3">. </text:span>當我大約不到十歲<text:span text:style-name="T3">,</text:span>電影水平仍然停留在<text:span text:style-name="T3"><text:s/>"</text:span>梅山收七怪<text:span text:style-name="T3">"</text:span>　的階段<text:span text:style-name="T3">,</text:span>記得有一天<text:span text:style-name="T3">,</text:span>家裏上演一部片<text:span text:style-name="T3">,</text:span>叫安娜卡什麼娜好多個娜<text:span text:style-name="T3">,</text:span>也是屬於一看片名就想睡覺的電影<text:span text:style-name="T3">,</text:span>我自然跳過不看<text:span text:style-name="T3">.<text:line-break/><text:line-break/></text:span>上了中學後<text:span text:style-name="T3">,</text:span>花了不到幾塊錢<text:span text:style-name="T3">,</text:span>買了一本安娜卡什麼娜<text:span text:style-name="T3">,</text:span>正是當初跳過不看的那部電影的原著小說<text:span text:style-name="T3">,</text:span>沒想到看了之後很感動<text:span text:style-name="T3">.</text:span>　<text:span text:style-name="T3"><text:line-break/><text:line-break/></text:span>看報上說<text:span text:style-name="T3">,</text:span>托爾斯泰這部小說<text:span text:style-name="T3">, </text:span>曾被改編成電影<text:span text:style-name="T3">11</text:span>次<text:span text:style-name="T3">,</text:span>我倒是一次也沒看過<text:span text:style-name="T3">.</text:span>　因為看了預告片<text:span text:style-name="T3">,</text:span>喜歡片中的音樂和俄國風光<text:span text:style-name="T3">,</text:span>今天跑去看了<text:span text:style-name="T3">,</text:span>比想像中的好看<text:span text:style-name="T3">,</text:span>畢竟要把那樣一部寫實小說以影像呈現並不容易<text:span text:style-name="T3">.<text:line-break/><text:line-break/></text:span>散場時<text:span text:style-name="T3">,</text:span>看到角落有個女生哭得非常傷心<text:span text:style-name="T3">,</text:span>不是那種清淚兩行<text:span text:style-name="T3">,</text:span>而是低頭痛哭<text:span text:style-name="T3">.</text:span>在英國看電影<text:span text:style-name="T3">,</text:span>觀眾哭聲往往此起彼落<text:span text:style-name="T3">,</text:span>台灣電影院就比較少看到人哭<text:span text:style-name="T3">,</text:span>或者應該說<text:span text:style-name="T3">,</text:span>我在台灣看的電影大多沒什麼觀眾<text:span text:style-name="T3">,</text:span>經常小貓兩三隻<text:span text:style-name="T3">,</text:span>打鼾聲或打呵欠聲倒是常聽到<text:span text:style-name="T3">.<text:line-break/><text:line-break/></text:span>若沒有托爾斯泰<text:span text:style-name="T3">,</text:span>當今世上肯定不會有維根斯坦這號人物<text:span text:style-name="T3">. </text:span>青年維根斯坦因為找不到生命的意義<text:span text:style-name="T3">,</text:span>曾企圖自殺<text:span text:style-name="T3">,</text:span>連上吊的繩子都準備好了<text:span text:style-name="T3">,</text:span>幸好在搭火車前往森林上吊途中讀了托爾斯泰的書<text:span text:style-name="T3">,</text:span>認識了上帝<text:span text:style-name="T3">,</text:span>而決定活下來<text:span text:style-name="T3">.<text:line-break/><text:line-break/></text:span>我經常感到很難想像<text:span text:style-name="T3">,</text:span>這麼一個喜歡說教反對寫作技巧的呆板老頭子兼大鬍子<text:span text:style-name="T3">,</text:span>為什麼在那平淡到爆甚至不斷重覆同樣措詞的<text:span text:style-name="T3"><text:s/>"</text:span>拙劣<text:span text:style-name="T3">" </text:span>文字中<text:span text:style-name="T3">,</text:span>卻能如此打動人心<text:span text:style-name="T3">,</text:span>至少深深打動我心<text:span text:style-name="T3">. </text:span>這個呆板嚴肅的老頭子大鬍子<text:span text:style-name="T3">,</text:span>為何卻有著一顆宛如少女般的敏感細膩心靈<text:span text:style-name="T3">?<text:line-break/><text:line-break/></text:span>托爾斯泰的安娜卡列尼娜第<text:span text:style-name="T3">12</text:span>部改編電影正在上映<text:span text:style-name="T3">,</text:span>還沒看的還不趕快去看<text:span text:style-name="T3">,</text:span>編導沒啥特別<text:span text:style-name="T3">,</text:span>但也不難看就是<text:span text:style-name="T3">,</text:span>特別是音樂極佳<text:span text:style-name="T3">.</text:span></text:p>
      <text:p text:style-name="P1"><text:span text:style-name="T1">秉叡</text:span><text:s/>  |  2012.11.18 11:03   |   <text:a xlink:type="simple" xlink:href="http://palinfo.habago.org/Entry?Command=Information_PrintForum&amp;iPage=493#FORUM31659"><text:span text:style-name="T2">#</text:span></text:a></text:p>
      <text:p text:style-name="P2">這是一場原本可以避免的衝突，某些政客的心態實在是邪惡至極點。<text:span text:style-name="T3"><text:line-break/></text:span>＝＝＝＝＝＝＝＝＝＝＝＝＝＝＝＝＝＝＝＝＝＝＝<text:span text:style-name="T3"><text:line-break/>[</text:span>達人專欄<text:span text:style-name="T3">] </text:span>以色列和平運動者：以軍擊殺哈馬斯指揮官，扼殺和平契機<text:span text:style-name="T3"><text:line-break/></text:span>作者：<text:span text:style-name="T5">فريد</text:span><text:span text:style-name="T3"><text:s/>- </text:span>笨笨魚│<text:span text:style-name="T3">2012-11-17 16:39:03<text:line-break/></text:span>摘要：<text:span text:style-name="T3"><text:s/></text:span>葛森‧巴斯奇<text:span text:style-name="T3">(Gershon Baskin)</text:span>，曾幫助以巴協調，而使以色列戰俘吉拉德‧沙利特<text:span text:style-name="T3">(</text:span><text:span text:style-name="T4">גלעד</text:span><text:span text:style-name="T3"><text:s/></text:span><text:span text:style-name="T4">שליט</text:span><text:span text:style-name="T3">)</text:span>獲釋的以色列和平運動者，宣稱以色列執政者此一錯誤，將造成兩國人民的平白犧牲。<text:span text:style-name="T3"><text:line-break/><text:line-break/>http://home.gamer.com.tw/creationDetail.php?sn=1805811</text:span></text:p>
      <text:p text:style-name="P1"><text:span text:style-name="T1">良哲</text:span><text:s/>  |  2012.11.17 23:04   |   <text:a xlink:type="simple" xlink:href="http://palinfo.habago.org/Entry?Command=Information_PrintForum&amp;iPage=493#FORUM31658"><text:span text:style-name="T2">#</text:span></text:a></text:p>
      <text:p text:style-name="P3">（該站編輯在此文的引言裡，將巴勒斯坦誤植為巴基斯坦。）<text:span text:style-name="T3"><text:line-break/><text:line-break/></text:span>德國之聲中文網<text:span text:style-name="T3"><text:s/></text:span>暴力並非解決衝突的途徑<text:span text:style-name="T3"><text:line-break/><text:line-break/>http://goo.gl/GnAEbX<text:line-break/><text:line-break/>(</text:span>德国之声中文网）<text:span text:style-name="T3">"</text:span>没有一个国家会放任邻国用火箭和炮弹攻击自己。<text:span text:style-name="T3">"</text:span>以色列以上述理由为该国最近对加沙地带发动的攻击做出解释。而谁又能反驳这个论点？毕竟，保护公民是每个国家的首要责任。<text:span text:style-name="T3">12</text:span>年来，以色列南部的人民长期受到来自加沙地带的攻击，当地的孩童每天都在躲避空袭，公共生活陷入瘫痪。<text:span text:style-name="T3"><text:line-break/><text:line-break/></text:span>同样的情形不只发生在以色列人民身上。加沙地带的<text:span text:style-name="T3">170</text:span>万居民也遭遇相同处境，他们的居住地紧邻被封锁的沿海地区。他们也有权享有安定、繁荣、自由和发展。但这些与生俱来的基本权利却只能是加沙地带巴勒斯坦人的梦想。<text:span text:style-name="T3"><text:line-break/><text:line-break/></text:span>受监禁的人生<text:span text:style-name="T3"><text:line-break/><text:line-break/></text:span>自<text:span text:style-name="T3">1991</text:span>年起，<text:span text:style-name="T3">20</text:span>多年来他们居住在栅栏后，犹如被拘禁在大型战俘营中。在奥斯陆和平进程开展前，以色列已经开始在加沙地带和约旦河西岸大幅限制巴勒斯坦人的行动自由。在<text:span text:style-name="T3">90</text:span>年代中期展开和平谈判后，加沙地带四周建立起围栏，只有持有许可证的工人才能前往通向以色列的沿海地带。过去数年间，加沙地带的封锁越来越紧密。极端伊斯兰组织哈马斯在巴勒斯坦选举中获胜后，加沙地带几乎被全面封锁。<text:span text:style-name="T3"><text:line-break/><text:line-break/></text:span>加沙地带<text:span text:style-name="T3">60%</text:span>的居民未满<text:span text:style-name="T3">20</text:span>岁，这意味着他们至今为止从未离开当地。他们出生在被封锁的地区，不曾与外界有过联系，没有未来，没有希望。与此同时，这个人口过剩地区的生活情况越发不稳定。联合国专家预测，加沙地带在<text:span text:style-name="T3">10</text:span>年内将不再适合居住。<text:span text:style-name="T3"><text:line-break/><text:line-break/></text:span>加沙战争重演<text:span text:style-name="T3"><text:line-break/><text:line-break/></text:span>但这一切都被以色列和国际社会所忽视。多年来，解决中东冲突已经不再被列入政治议程。加沙地带议题只有在以色列大选期间才能发挥作用。<text:span text:style-name="T3">4</text:span>年前，以色列在大选前在加沙军事行动中造成<text:span text:style-name="T3">1400</text:span>名巴勒斯坦人死亡。今年<text:span text:style-name="T3">11</text:span>月<text:span text:style-name="T3">8</text:span>日，一名正在踢足球的青年在汗尤尼斯的空袭中遇害，以色列军队再次挑起敌对情绪。接踵而来的是对以色列的火箭弹袭击和报复性空袭。<text:span text:style-name="T3"><text:line-break/><text:line-break/></text:span>以色列国防部长巴拉克<text:span text:style-name="T3">(Ehud Barak)</text:span>所属的小政党正在努力延长政治生命。对巴拉克而言，加沙冲突可能有助于他们重返议会。新一轮的暴力冲突无法解决加沙地带问题。对于<text:span text:style-name="T3">12</text:span>年来遭受来自加沙地带攻击的以色列人民而言，以色列的反击仍无法使他们的安全得到保障。<text:span text:style-name="T3"><text:line-break/><text:line-break/></text:span>只有具有广泛包容性的政治进程才能解决冲突。但前提是，不仅以色列人能获得安宁与和平，巴勒斯坦人也有权享有安全、自由以及自主的权利。<text:span text:style-name="T3"><text:line-break/><text:line-break/></text:span>作者：<text:span text:style-name="T3">Bettina Marx </text:span>编译：张筠青<text:span text:style-name="T3"><text:line-break/><text:line-break/></text:span>责编：任琛</text:p>
      <text:p text:style-name="P1"><text:span text:style-name="T1">智巽</text:span><text:s/>  |  2012.11.16 23:00   |   <text:a xlink:type="simple" xlink:href="http://palinfo.habago.org/Entry?Command=Information_PrintForum&amp;iPage=493#FORUM31657"><text:span text:style-name="T2">#</text:span></text:a></text:p>
      <text:p text:style-name="P2">加薩那邊有的只是亂槍打鳥的火箭<text:span text:style-name="T3">, BBC</text:span>不該說成<text:span text:style-name="T3">"</text:span>導彈<text:span text:style-name="T3">"...</text:span></text:p>
      <text:p text:style-name="P1"><text:span text:style-name="T1">學姊</text:span><text:s/>  |  2012.11.16 17:51   |   <text:a xlink:type="simple" xlink:href="http://palinfo.habago.org/Entry?Command=Information_PrintForum&amp;iPage=493#FORUM31656"><text:span text:style-name="T2">#</text:span></text:a></text:p>
      <text:p text:style-name="P3"><text:span text:style-name="T3">BBC</text:span>中文網相關新聞<text:span text:style-name="T3"><text:line-break/>http://www.bbc.co.uk/zhongwen/trad/world/2012/11/121116_israel_reservists.shtml<text:line-break/><text:line-break/></text:span>以色列國防部長巴拉克下令召集<text:span text:style-name="T3">3</text:span>萬名後備軍。有傳言說，以色列可能會向加沙地帶發動地面進攻。<text:span text:style-name="T3"><text:line-break/><text:line-break/></text:span>以色列軍方發言人在「推特」（<text:span text:style-name="T3">Twitter</text:span>）上發帖說，以色列軍方已經在加沙地區散發傳單，呼籲當地平民疏散，並遠離巴勒斯坦激進組織哈馬斯及其它「恐怖組織」。<text:span text:style-name="T3"><text:line-break/><text:line-break/></text:span>相關内容國際關注以色列哈馬斯加沙衝突哈馬斯向以色列特拉維夫發射導彈巴以衝突加劇<text:span text:style-name="T3"><text:s/></text:span>聯合國呼籲雙方克制<text:span text:style-name="T3"><text:line-break/><text:line-break/></text:span>此前，哈馬斯聲稱，周四從加沙地區向以色列城市特拉維夫發射了超過<text:span text:style-name="T3">350</text:span>枚導彈。不過，以色列方面聲稱，其導彈防禦系統成功攔截了其中<text:span text:style-name="T3">130</text:span>枚導彈。<text:span text:style-name="T3"><text:line-break/><text:line-break/></text:span>而在加沙地區的<text:span text:style-name="T3">BBC</text:span>記者則表示，周四深夜在加沙城附近的城內聽到幾聲巨大的爆炸聲。而且也有報道說，看到載有大批以軍的大巴以及載有坦克和裝甲車的卡車正開往加沙地區，以色列電視台報道，這意味著以色列軍方正計劃發動進攻，但以色列軍方則表示，目前還沒有作出任何決定。<text:span text:style-name="T3"><text:line-break/><text:line-break/></text:span>而埃及總理甘迪勒周五（<text:span text:style-name="T3">11</text:span>月<text:span text:style-name="T3">16</text:span>日）將到訪加沙地區，以示對哈馬斯組織的支持。<text:span text:style-name="T3"><text:line-break/><text:line-break/></text:span>自從本周三以色列空襲炸死了哈馬斯在加沙地區的軍事指揮官賈巴里後，當地爆發激烈的戰鬥。至少有<text:span text:style-name="T3">18</text:span>名巴勒斯坦平民在以色列的空襲中喪生，其中包括<text:span text:style-name="T3">BBC</text:span>阿拉伯語部圖片編輯傑哈德的<text:span text:style-name="T3">11</text:span>個月大嬰兒。<text:span text:style-name="T3"><text:line-break/><text:line-break/></text:span>另外，<text:span text:style-name="T3">3</text:span>名以色列人則在哈馬斯發動的空襲中喪生。</text:p>
      <text:p text:style-name="P5"/>
      <text:p text:style-name="P1"><text:span text:style-name="T1">智巽</text:span><text:s/>  |  2012.11.15 22:46   |   <text:a xlink:type="simple" xlink:href="http://palinfo.habago.org/Entry?Command=Information_PrintForum&amp;iPage=494#FORUM31655"><text:span text:style-name="T2">#</text:span></text:a></text:p>
      <text:p text:style-name="P3">我們在加薩的兄弟姊妹們又再次受到虐殺</text:p>
      <text:p text:style-name="P1"><text:span text:style-name="T1">鄭啟承</text:span><text:s/>  |  2012.11.14 20:29   |   <text:a xlink:type="simple" xlink:href="http://palinfo.habago.org/Entry?Command=Information_PrintForum&amp;iPage=494#FORUM31654"><text:span text:style-name="T2">#</text:span></text:a></text:p>
      <text:p text:style-name="P2">半年沒攀岩了，好不容易鍛練成一隻猩猩，現在又退化成一個人類。<text:span text:style-name="T3"><text:line-break/><text:line-break/></text:span>不知從什麼時候，人們開始認定動物是屬於自然，而不屬於文明。聽起來像廢話嗎<text:span text:style-name="T3">? </text:span>並非如此。人們原先認為動物理所當然是人類文明的一部份，是人類的附屬品。直到<text:span text:style-name="T3">(</text:span>在我看很效益取向，動機不純的<text:span text:style-name="T3">)</text:span>保育觀念盛行，人們方始將所謂文明和世界作了切割，動物屬於世界，不屬於人類。或許是這樣的觀點造就了一個自由的概念，把動物「歸還」到大自然的舉動似乎成了掙脫人為枷鎖的象徵。佛教的放生主要來自慈悲，保育的野放卻似乎多了對自由的嚮往。<text:span text:style-name="T3"><text:line-break/><text:line-break/></text:span>但事實是，自由的那條界限並不明確，而且你若站在它的中間，會發現它非常難以跨越，像細胞膜一樣，管制森嚴，只能單向進出。一旦你進到了這一邊，要跨越到另一側幾乎是不可能的事。<text:span text:style-name="T3"><text:line-break/><text:line-break/></text:span>過去念書做動物實驗時養過不少老鼠，這些老鼠若一出生就將牠們丟到街上，除了體色是白的很容易被發現之外，牠和一般老鼠沒有兩樣，可以奮力求生。但這很少發生，這些是囚犯，一生都會在籠子裡渡過<text:span text:style-name="T3">(</text:span>唯一例外是死前，將會躺在手術檯上<text:span text:style-name="T3">)</text:span>。<text:span text:style-name="T3"><text:line-break/><text:line-break/></text:span>我養的老鼠也一樣，最高紀錄曾經在地下一字排開養了二十幾隻老鼠<text:span text:style-name="T3">(</text:span>這個數字算很少的，因為我養的是大鼠，養小鼠的人一次可以養到一兩百隻<text:span text:style-name="T3">)</text:span>，每個籠子養一隻大白鼠，籠子有個小門，上頭有門栓，放進飼料和飲水後要把門栓插上，否則老鼠很可能會跑出來。<text:span text:style-name="T3"><text:line-break/><text:line-break/></text:span>老鼠是好動的，會花很多時間不斷探索自己的籠子，特別是因為老鼠鼻子很靈，你清理過籠子或換上新的尿盆後，牠會花很多時間聞嗅。牠也喜歡不斷研究籠子鐵絲的結構，把前腳按在上頭，將鼻子往外伸，讓人看來有一種很想掙脫牢籠的錯覺。<text:span text:style-name="T3"><text:line-break/><text:line-break/></text:span>這的確是不折不扣的錯覺，對生命有基本憐憫的人都會對這些老鼠有所不忍，但不忍歸不忍，老鼠本人是否想要自我解放而奔向自由卻是另一回事了。不只一次有人<text:span text:style-name="T3">(</text:span>通常是女生<text:span text:style-name="T3">)</text:span>對我說應該把這些老鼠全放了，讓牠們重獲自由，我通常是笑笑，我知道那是不可能的，這些老鼠從小被飼養，沒有謀生能力的。<text:span text:style-name="T3"><text:line-break/><text:line-break/></text:span>有天發生一件事，卻讓我大感意外，我在做完每天固定更換飼料飲水的程序後，忘了將一個籠子的門栓插上，中間過了差不多二十個小時，隔天回來檢查時看到了令人難以置信的一幕<text:span text:style-name="T3">: </text:span>那隻老鼠確實跑出來了，但牠並沒有奔向自由、在動物房的地下亂跑或藏匿，相反地牠用兩腳站起，緊緊用背部貼在籠子外側，全身發抖而一臉驚恐地看著我<text:span text:style-name="T3"><text:s/>(</text:span>事實上是聞著我，因為老鼠視力很差<text:span text:style-name="T3">)</text:span>。和電影裡人用背部貼在懸崖峭壁上那動作幾乎一模一樣。<text:span text:style-name="T3"><text:line-break/><text:line-break/></text:span>當我說一臉驚恐並不是在誇大，老鼠也有表情，和老鼠混久了你就能分辨得出來。我發現籠裡的飼料和飲水完全沒有減少，籠子的小門則大概是因為牠跑出來後去碰到，所以又被關上了。雖然沒有門栓，但顯然老鼠不懂得開門，所以回不去裡頭了。<text:span text:style-name="T3"><text:line-break/><text:line-break/></text:span>我把這隻驚嚇過度而全身僵硬的老鼠輕輕抓起，放回籠內並將門栓插回，然後仔細想著這一切究竟代表著什麼<text:span text:style-name="T3">(</text:span>牠這時終於放鬆下來，在熟悉的環境中四處聞嗅<text:span text:style-name="T3">)</text:span>。很顯然這隻老鼠並沒有因為能逃出籠子而感到心花怒放，相反地牠因為回不去籠子裡而感到極度恐懼，這恐懼是如此強烈甚至蓋過了覓食的本能，老鼠一般在晚上會不斷吃東西，但這可憐的小傢伙必定用同樣的姿勢就這樣在籠子外側挨了一整晚，害怕地不知所措。<text:span text:style-name="T3"><text:line-break/><text:line-break/></text:span>我知道人為的禁錮會造成動物野性的喪失和生存的困難，但我卻沒有想到有這樣的強烈的影響。這顯然不是個案，因為我在家裡養過很多黃金鼠，這是一種探索慾十分強烈的動物，一有機會牠就會爬出籠子，但許多次我發現牠們偷跑出來後，瑟縮在屋子裡的角落一動也不敢動，伸手去抓牠時顯得非常害怕。<text:span text:style-name="T3"><text:line-break/><text:line-break/></text:span>不知道為什麼說到老鼠來，我本來要說人的。<text:span text:style-name="T3"><text:line-break/><text:line-break/></text:span>長久以來我一直想創造一種自由創作的環境，這想法隨著時間而愈來愈明確而強烈。我很想成立一個有別於任何學界商界以及其他各界的藝術中心，這中心佔地遼闊，擁有各種創作需要的空間和硬體設備，比如各種繪畫雕刻音樂寫作編織需要的器材，當然也有最新的數位高科技，只要用得上的都有。在這裡不必打卡，不必開會，不必評鑑，也沒有業績需求，沒有上司下屬關係，更沒有社交文化，簡單說這裡不是一間公司，不是一間學校，更不是一個藝廊。<text:span text:style-name="T3"><text:line-break/><text:line-break/></text:span>既然它什麼都不是，那它是個空殼嗎<text:span text:style-name="T3">? </text:span>非也，它什麼都不是，但你要在裡頭幹什麼都行。幹什麼都行的意思就是幹什麼都行，也就是說什麼都不幹也行。很玄是嗎<text:span text:style-name="T3">? </text:span>聽起來像養蚊子用的，非非也，這裡要養的是一群特殊的人，它的成員都是特別選定的，是那些茫茫人海中擁有特殊靈魂和才能、和一般人呼吸著不同空氣的人類。初期或許先找十個吧<text:span text:style-name="T3"><text:s/>(</text:span>事實上我都想好人選了<text:span text:style-name="T3">)</text:span>，我會盡一切能力說服他，讓他相信他在裡頭可以自由自在地活著。我會給他足夠的生活費用<text:span text:style-name="T3"><text:s/>(</text:span>比如說每個月二十萬元<text:span text:style-name="T3">)</text:span>，供他一切他創作所需要的軟硬體，其他就隨便他。他沒有時間壓力，沒有業績壓力，他不必被強迫做任何事，包括生產他的作品，他想做就做，不想做就別做。他要來不來也隨他，他只對他自己負責，他要努力創作我就全力支援，他要整天吃喝完樂我也不反對。<text:span text:style-name="T3"><text:line-break/><text:line-break/></text:span>這中心內是很歡迎互動的，這些<text:span text:style-name="T3">”</text:span>藝術家<text:span text:style-name="T3">”</text:span>之間隨時可以互相交流，分享各種技術或心得，若有人想要辦講座或課程是最好不過，自由參加。但若有人想要閉門造車亦無不可，沒有人會強迫他交出什麼他不願意交出的東西。若有人想要將作品成為商品，我們可以全力協助販售，但若你想孤芳自賞或是創作完一個就毀掉一個，那也隨便你。總之這裡只有一條規矩，那就是不能侵犯別人的隱私，這中心對隱私是極度尊重的。這裡說的隱私是一個大的概念，一個人所重視的一切都算是他的隱私。比如說他吃飯時不喜歡有人在旁邊，那就沒有人有權利去干擾，比如說一個人喜歡在半夜雕刻他的作品，那誰也不能阻止他或強迫他白天工作。比如說一個人創作時不喜歡穿衣服，必須要露鳥能才文思泉湧，那誰也不能逼迫他把小鳥收起來。<text:span text:style-name="T3"><text:line-break/><text:line-break/></text:span>自作聰明的人大概會問我，那如果其中一人的隱私侵犯到了另一人的隱私呢<text:span text:style-name="T3">? </text:span>可憐的孩子，連這也想不透，我找來的都是何許人也<text:span text:style-name="T3">? </text:span>他們會輕易克服這些問題的。一切技術問題都不是問題。問題還是在於是哪些人。<text:span text:style-name="T3"><text:line-break/><text:line-break/></text:span>要這樣一間中心何用<text:span text:style-name="T3">? </text:span>啥事也不幹不是燒錢而已嗎<text:span text:style-name="T3">? </text:span>是啊，人們最關心的就是錢。錢或運用錢的價值觀念是一個說不準的東西，許多保育和科學研究計劃都是在燒錢而已，就說上太空好了，上太空有什麼用<text:span text:style-name="T3">? NASA </text:span>燒掉了多少錢為了上月球和火星，這些與我們何干<text:span text:style-name="T3">? </text:span>但我們仍然拍手叫好。相對來說我的藝術中心花不了多少錢的，我估計十億台幣應該就可以有初步規模了。你若說上火星可以拓展人類的視野、滿足我們心靈的好奇和想像，因此值得我們不顧一切來達成，那藝術的價值又怎麼會低於這一切呢<text:span text:style-name="T3">?<text:line-break/><text:line-break/></text:span>不過我不是要提高人們的藝術鑑賞水平或提高藝術本身的存在價值，這些我不關心，這中心本身是無用的，就像藝術本身也是無用的。也許無用之處日後會有大用，誰也說不準，但那並不是我真正關心的，我只關心一件小事，也就是這中心對這些藝術家來說有什麼用。簡單說它是一個心靈的野放場，讓那些本來不屬於牢籠的心得以釋放，讓原本被栓在地面的能夠重回天空飛翔。這是一個<text:span text:style-name="T3">”</text:span>放生<text:span text:style-name="T3">”</text:span>藝術家的地方。<text:span text:style-name="T3"><text:line-break/><text:line-break/></text:span>之所以會有這樣的想法，是因為我認識許多才氣四溢，敏銳而深沉的人，但這些人往往困在現實環境的牢籠中，奄奄一息。你可以聽到或深深感覺到他們被囚禁而發出的痛苦呼喊。我如果能創造出一片屬於鳥的天空或一個屬於魚的海洋，那不是很好嗎<text:span text:style-name="T3">? </text:span>簡單說我想創造出一個適合創造的環境，至於這些創造者創造出些什麼就不是我關心的了。<text:span text:style-name="T3">(</text:span>雖然我也認為這會大大增加好作品誕生的機率<text:span text:style-name="T3">)<text:line-break/><text:line-break/></text:span>弄這個中心也是有私心的，因為我同樣也嚮往這樣一種環境，可以讓我自由地做我想做的事。<text:span text:style-name="T3"><text:line-break/><text:line-break/></text:span>這樣一種構想很迷人是吧<text:span text:style-name="T3">? </text:span>這個構想是基於一個我曾經相信的想法，那就是善意會帶來自由，或者說善意可以讓人改變。但我最近終於明白，這一切不過是個妄想，人是不會改變的，他只會是他原本的樣子，一旦你習於禁錮，你就很難真正逃離它了，就像我的老鼠一樣。換個方式說，人之為惡是沒有不得以這回事的，我們常以為有人之為惡是因為他沒有選擇，若你給了他善意或給了他一個充滿善意的環境，他就會揚棄惡而選擇為善。事實不是如此的，至少我終於真正體認到人是極度複雜的，而人心之惡遠比人心之善來得強大許多，演化在我們心中種下了一個很難改變的黃金比例。<text:span text:style-name="T3"><text:line-break/><text:line-break/></text:span>而那一絲若隱若現，似明似滅的善意火光如何有可能真正燃起，讓我們不再盲目，當然就不是我那愚蠢的幻想所能回答的了。我終於明白，人唯一會改變，就是他自己決定改變之時。但那就和自由一樣，是極度困難的。</text:p>
      <text:p text:style-name="P1"><text:span text:style-name="T1">陳真</text:span><text:s/>  |  2012.11.12 23:38   |   <text:a xlink:type="simple" xlink:href="http://palinfo.habago.org/Entry?Command=Information_PrintForum&amp;iPage=494#FORUM31653"><text:span text:style-name="T2">#</text:span></text:a></text:p>
      <text:p text:style-name="P3">基於偵查不公開原理<text:span text:style-name="T3">,</text:span>出版社的相關留言全刪了<text:span text:style-name="T3">.<text:line-break/><text:line-break/></text:span>原本只是想拿這事來充當一個<text:span text:style-name="T3"><text:s/>"</text:span>例子<text:span text:style-name="T3">",</text:span>說點抽象感覺<text:span text:style-name="T3">,</text:span>但人們或好事者往往不關心你所要說的那個抽象感覺<text:span text:style-name="T3">,</text:span>反倒關注個別人事物<text:span text:style-name="T3">,</text:span>簡單說就是關注八卦<text:span text:style-name="T3">. </text:span>為免複雜化<text:span text:style-name="T3">, </text:span>只好刪文<text:span text:style-name="T3">.<text:line-break/><text:line-break/></text:span>這證明了兩點<text:span text:style-name="T3">: <text:line-break/><text:line-break/></text:span>第一<text:span text:style-name="T3">: </text:span>不同物種之間的溝通是很難的<text:span text:style-name="T3">.<text:line-break/><text:line-break/></text:span>第二<text:span text:style-name="T3">, </text:span>自由很美<text:span text:style-name="T3">,</text:span>但自由基本上是一個夢<text:span text:style-name="T3">,</text:span>當不得真的<text:span text:style-name="T3">.<text:line-break/><text:line-break/></text:span>欽此<text:span text:style-name="T3">.</text:span></text:p>
      <text:p text:style-name="P1"><text:span text:style-name="T1">學姊</text:span>/<text:span text:style-name="T1">鑑慧</text:span><text:s/>  |  2012.11.10 19:43   |   <text:a xlink:type="simple" xlink:href="http://palinfo.habago.org/Entry?Command=Information_PrintForum&amp;iPage=494#FORUM31643"><text:span text:style-name="T2">#</text:span></text:a></text:p>
      <text:p text:style-name="P2">歡迎加入我們的活動！下次的靜站在<text:span text:style-name="T3">11/24</text:span>。許久以來很多人也都常問我們為何不再做這個或再做那個。說真的，我們也並不是一個立有案、設有專職人員的社運或人權團體。大家平日多為各自的生活忙碌著，很難再多抽出些空閒多做些甚麼。每個月一次的靜站以及偶爾推出的文章或翻譯，似乎是我們多年來所僅能確保維持的。這些聽來似是藉口，但也是一種邀請。許多事，只要大家有意願或時間，其實誰都能做。如果你覺得你也能做些甚麼，比如說寫些文章<text:span text:style-name="T3"><text:s/>(</text:span>如談談你在以巴的所見所聞<text:span text:style-name="T3">)</text:span>，比如說促成講座的舉辦或引介這樣的機會，比如說加入我們的靜站，我們都將歡迎並樂於共事！</text:p>
      <text:p text:style-name="P1">YLH   |  2012.11.08 22:12   |   <text:a xlink:type="simple" xlink:href="http://palinfo.habago.org/Entry?Command=Information_PrintForum&amp;iPage=494#FORUM31642"><text:span text:style-name="T2">#</text:span></text:a></text:p>
      <text:p text:style-name="P3">哈囉，非常高興看到這個網站，今年暑假遊歷了以色列與巴勒斯坦，看到非常多在台灣看不到的畫面且資訊有截然不同的解讀。加油，希望有機會也能入直接的舉牌行動<text:span text:style-name="T3">:))<text:line-break/></text:span>另外想請問不知道是否有用講座的方式向一般民眾傳達這樣的訊息？<text:span text:style-name="T3"><text:line-break/></text:span>感謝你</text:p>
      <text:p text:style-name="P1"><text:span text:style-name="T1">鄭啟承</text:span><text:s/>  |  2012.11.07 08:45   |   <text:a xlink:type="simple" xlink:href="http://palinfo.habago.org/Entry?Command=Information_PrintForum&amp;iPage=494#FORUM31641"><text:span text:style-name="T2">#</text:span></text:a></text:p>
      <text:p text:style-name="P2">各位的<text:span text:style-name="T3"><text:s/>Chrome </text:span>到底是為什麼會花轟真是難解，我從頭到尾都不知道問題出在哪，阿忠說的原始碼裡有數字我也都看不到，我也完全沒去動後台，然後我灌了<text:span text:style-name="T3"><text:s/>Chrome </text:span>也沒看到巴勒網變胖<text:span text:style-name="T3"><text:s/>(</text:span>我自己最近倒是變胖了<text:span text:style-name="T3">)</text:span>，接著一天之內大家又都神奇地苗條回來了，這真是太匪夷所思了<text:span text:style-name="T3">!<text:line-break/><text:line-break/></text:span>不過據我多年和各種高科技奮戰的經驗，這就是科技本質，和談戀愛一樣玄疑，比測不準原理還測不準。總之巴勒網有瘦回來就好，阿門。</text:p>
      <text:p text:style-name="P1"><text:span text:style-name="T1">陳真</text:span><text:s/>  |  2012.11.07 01:03   |   <text:a xlink:type="simple" xlink:href="http://palinfo.habago.org/Entry?Command=Information_PrintForum&amp;iPage=494#FORUM31640"><text:span text:style-name="T2">#</text:span></text:a></text:p>
      <text:p text:style-name="P3">電腦高手過招<text:span text:style-name="T3">,</text:span>全是行話<text:span text:style-name="T3">,</text:span>真是厲害<text:span text:style-name="T3">.<text:line-break/><text:line-break/></text:span>今晚教練突然請假沒練球<text:span text:style-name="T3">,</text:span>看了傳說中讓張藝謀自嘆不如因此提早買機票離開影展預言<text:span text:style-name="T3"><text:s/>"</text:span>就是它<text:span text:style-name="T3">(</text:span>會得獎<text:span text:style-name="T3">)" </text:span>由伊朗導演<text:span text:style-name="T3">Asghar Farhadi</text:span>的<text:span text:style-name="T3">separation(</text:span>分居風暴<text:span text:style-name="T3">),</text:span>在此用哈巴狗電台的信譽隆重推薦<text:span text:style-name="T3">,</text:span>不好看可以來跟董事長退票哦<text:span text:style-name="T3">.<text:line-break/><text:line-break/></text:span>絕大多數好電影是無法推薦的<text:span text:style-name="T3">,</text:span>因為一般人似乎非常缺乏觀影水平<text:span text:style-name="T3">,</text:span>真的會喜歡看那些好電影的人往往鳳毛鱗角<text:span text:style-name="T3">(</text:span>假裝喜歡的倒是很多<text:span text:style-name="T3">),</text:span>像<text:span text:style-name="T3"><text:s/>"</text:span>分居風暴<text:span text:style-name="T3">" </text:span>如此這般雅俗共賞的好電影非常少<text:span text:style-name="T3">.<text:line-break/><text:line-break/></text:span>世界上有<text:span text:style-name="T3">60</text:span>億人口<text:span text:style-name="T3">,</text:span>但電影誕生百年以來的好導演全部加一加恐怕也不到<text:span text:style-name="T3">60</text:span>個<text:span text:style-name="T3">.</text:span>我常擔心好導演一個接一個死掉<text:span text:style-name="T3">,</text:span>死掉之後你就只能不斷複習舊片而再也無新作<text:span text:style-name="T3">. </text:span>死掉的速度往往比誕生來得快<text:span text:style-name="T3">,</text:span>依我看<text:span text:style-name="T3">,</text:span>平均大約五年才會有一位好導演的誕生<text:span text:style-name="T3">. <text:line-break/><text:line-break/></text:span>這片導演叫<text:span text:style-name="T3"><text:s/>Asghar Farhadi,</text:span>伊朗人<text:span text:style-name="T3">,</text:span>因為之前從未聽過<text:span text:style-name="T3">,</text:span>我還以為是新手<text:span text:style-name="T3">,</text:span>原來早已拍了許多重要電影<text:span text:style-name="T3">. </text:span>以後凡是他拍的片<text:span text:style-name="T3">,</text:span>一律都可列為必看<text:span text:style-name="T3">.<text:line-break/><text:line-break/></text:span>這片最好看的是最後一幕<text:span text:style-name="T3">,</text:span>應該唯有天才才有辦法拍出那樣的感覺<text:span text:style-name="T3">. </text:span>這片<text:span text:style-name="T3"><text:s/>DVD </text:span>四處應該都可以買得到<text:span text:style-name="T3">,</text:span>家裏有<text:span text:style-name="T3">MOD</text:span>的好像也有在演<text:span text:style-name="T3">,</text:span>不公開推薦真是會對不起自己的良心<text:span text:style-name="T3">. <text:line-break/><text:line-break/></text:span>不過<text:span text:style-name="T3">,</text:span>我其實很害怕那種不但<text:span text:style-name="T3"><text:s/>"</text:span>有看沒有懂<text:span text:style-name="T3">" </text:span>而且會歪曲作品來迎合一己品味或一己觀念或從中淬取分析出什麼道德教誨或行為準則的半票觀眾<text:span text:style-name="T3">. </text:span>聽這類非常形而下的半票觀眾講起哪部電影這樣那樣<text:span text:style-name="T3">,</text:span>常會讓人感到納悶他是不是進錯電影院看錯了片子<text:span text:style-name="T3">?</text:span></text:p>
      <text:p text:style-name="P1"><text:span text:style-name="T1">智巽</text:span><text:s/>  |  2012.11.06 22:17   |   <text:a xlink:type="simple" xlink:href="http://palinfo.habago.org/Entry?Command=Information_PrintForum&amp;iPage=494#FORUM31639"><text:span text:style-name="T2">#</text:span></text:a></text:p>
      <text:p text:style-name="P2">上次看的時候才那樣<text:span text:style-name="T3">, </text:span>現在已經恢復正常了<text:span text:style-name="T3">!</text:span></text:p>
      <text:p text:style-name="P1"><text:span text:style-name="T1">懷軒</text:span><text:s/>  |  2012.11.06 19:19   |   <text:a xlink:type="simple" xlink:href="http://palinfo.habago.org/Entry?Command=Information_PrintForum&amp;iPage=494#FORUM31638"><text:span text:style-name="T2">#</text:span></text:a></text:p>
      <text:p text:style-name="P3">這好像一場羅生門，如果沒人改後台，就是<text:span text:style-name="T3">Chrome</text:span>花瘋了，因為它昨晚就又正常了。我啥都沒改也沒重灌<text:span text:style-name="T3">...</text:span>。只能說電腦真是個搞不懂的東西<text:span text:style-name="T3">(</text:span>我啦<text:span text:style-name="T3">~)</text:span>。<text:span text:style-name="T3"><text:line-break/><text:line-break/></text:span>懷軒</text:p>
      <text:p text:style-name="P1"><text:span text:style-name="T1">鄭啟承</text:span><text:s/>  |  2012.11.06 13:48   |   <text:a xlink:type="simple" xlink:href="http://palinfo.habago.org/Entry?Command=Information_PrintForum&amp;iPage=494#FORUM31637"><text:span text:style-name="T2">#</text:span></text:a></text:p>
      <text:p text:style-name="P6"><text:span text:style-name="T1">我灌了</text:span><text:s/>Google Chrome<text:span text:style-name="T1">，結果巴勒網一切正常啊，腰圍保持得很好，擷圖如下</text:span>:<text:line-break/>http://i.imgur.com/mndbZ.jpg<text:line-break/><text:line-break/><text:span text:style-name="T1">原始碼</text:span>: (<text:span text:style-name="T1">也看不出任何問題</text:span>)<text:line-break/>http://i.imgur.com/zz7ur.jpg<text:line-break/><text:line-break/><text:span text:style-name="T1">各位被強迫增胖的朋友要不要試著重新安裝或更新</text:span><text:s/>Chrome <text:span text:style-name="T1">看看</text:span>?</text:p>
      <text:p text:style-name="P1"><text:span text:style-name="T1">鄭啟承</text:span><text:s/>  |  2012.11.05 09:54   |   <text:a xlink:type="simple" xlink:href="http://palinfo.habago.org/Entry?Command=Information_PrintForum&amp;iPage=494#FORUM31636"><text:span text:style-name="T2">#</text:span></text:a></text:p>
      <text:p text:style-name="P4"><text:span text:style-name="T1">奇怪我怎麼找不到阿忠說的</text:span><text:s/>1360px <text:span text:style-name="T1">和</text:span><text:s/>2074px<text:span text:style-name="T1">，我用</text:span><text:s/>Firefox <text:span text:style-name="T1">和</text:span><text:s/>IE <text:span text:style-name="T1">看原始碼，以及進後台看程式原始碼，都只有看到你貼的那個</text:span><text:line-break/><text:line-break/><text:span text:style-name="T1">《</text:span>table width=90% align=center cellpadding=3 cellspacing=0 bordercolor=#CC0000<text:span text:style-name="T1">》</text:span><text:line-break/><text:line-break/><text:span text:style-name="T1">沒有看到</text:span><text:s/>1360px <text:span text:style-name="T1">和</text:span><text:s/>2074px <text:span text:style-name="T1">說</text:span>…<text:span text:style-name="T1">上面這一行應該是叫瀏覽器把版面寬度調整成螢幕大小的</text:span><text:s/>90% <text:span text:style-name="T1">然後置中，這樣沒有錯啊，</text:span>Firefox <text:span text:style-name="T1">和</text:span><text:s/>IE <text:span text:style-name="T1">看起來的效果也是這樣，是正常的啊。</text:span><text:line-break/><text:line-break/><text:span text:style-name="T1">我今天灌一下</text:span><text:s/>Chrome <text:span text:style-name="T1">測測看。</text:span></text:p>
      <text:p text:style-name="P7"/>
      <text:p text:style-name="P1"><text:span text:style-name="T1">柳春春阿忠</text:span><text:s/>  |  2012.11.05 00:34   |   <text:a xlink:type="simple" xlink:href="http://palinfo.habago.org/Entry?Command=Information_PrintForum&amp;iPage=495#FORUM31635"><text:span text:style-name="T2">#</text:span></text:a></text:p>
      <text:p text:style-name="P4">(html<text:span text:style-name="T1">碼被留言板遮蔽了，再貼一次。麻煩承啟幫把前</text:span>3<text:span text:style-name="T1">個重複留言刪除</text:span>~)<text:line-break/><text:line-break/><text:span text:style-name="T1">我開</text:span><text:s/>chrome <text:span text:style-name="T1">來看也是很寬</text:span>......<text:span text:style-name="T1">。檢查</text:span>html<text:span text:style-name="T1">原始碼</text:span><text:line-break/><text:line-break/>html<text:span text:style-name="T1">起始那行是</text:span>1360px<text:line-break/><text:span text:style-name="T1">可是到《</text:span>table width=90% align=center cellpadding=3 cellspacing=0 bordercolor=#CC0000<text:span text:style-name="T1">》寬度就變成</text:span>2074px<text:span text:style-name="T1">了。</text:span></text:p>
      <text:p text:style-name="P1"><text:span text:style-name="T1">鄭啟承</text:span><text:s/>  |  2012.11.04 19:35   |   <text:a xlink:type="simple" xlink:href="http://palinfo.habago.org/Entry?Command=Information_PrintForum&amp;iPage=495#FORUM31631"><text:span text:style-name="T2">#</text:span></text:a></text:p>
      <text:p text:style-name="P2">智巽的<text:span text:style-name="T3"><text:s/>chrome </text:span>也是這幾天才這樣的嗎<text:span text:style-name="T3">?</text:span></text:p>
      <text:p text:style-name="P1"><text:span text:style-name="T1">智巽</text:span><text:s/>  |  2012.11.04 17:29   |   <text:a xlink:type="simple" xlink:href="http://palinfo.habago.org/Entry?Command=Information_PrintForum&amp;iPage=495#FORUM31630"><text:span text:style-name="T2">#</text:span></text:a></text:p>
      <text:p text:style-name="P3">我跟懷軒有同樣的問題<text:span text:style-name="T3">, </text:span>我也是用<text:span text:style-name="T3">Google chrome</text:span>時網頁好像以為我們的螢幕很寬。</text:p>
      <text:p text:style-name="P1"><text:span text:style-name="T1">懷軒</text:span><text:s/>  |  2012.11.03 02:16   |   <text:a xlink:type="simple" xlink:href="http://palinfo.habago.org/Entry?Command=Information_PrintForum&amp;iPage=495#FORUM31629"><text:span text:style-name="T2">#</text:span></text:a></text:p>
      <text:p text:style-name="P2">我是用<text:span text:style-name="T3">google chrome</text:span>，但是之前不會這樣。我進去看設定關於頁面縮放的部分也是<text:span text:style-name="T3">100%</text:span>，我按<text:span text:style-name="T3">control +</text:span>它也只縮放文字大小，頁面大小並未改變，奇怪了<text:span text:style-name="T3">~</text:span>。只有在看巴勒網的留言版時這樣，其他是正常的，這幾天這事一直困擾我。<text:span text:style-name="T3"><text:line-break/><text:line-break/></text:span>懷軒</text:p>
      <text:p text:style-name="P1"><text:span text:style-name="T1">柳春春阿忠</text:span><text:s/>  |  2012.11.02 10:17   |   <text:a xlink:type="simple" xlink:href="http://palinfo.habago.org/Entry?Command=Information_PrintForum&amp;iPage=495#FORUM31628"><text:span text:style-name="T2">#</text:span></text:a></text:p>
      <text:p text:style-name="P4"><text:span text:style-name="T1">主任報告：我這邊看留言板畫面也正常。螢幕解析度</text:span>1440*900<text:span text:style-name="T1">，在</text:span>Firefox<text:span text:style-name="T1">點選</text:span>"<text:span text:style-name="T1">檢視</text:span>"<text:span text:style-name="T1">、</text:span>"<text:span text:style-name="T1">縮放</text:span>"<text:span text:style-name="T1">為預設值。</text:span><text:line-break/><text:line-break/>"Ctrl"<text:span text:style-name="T1">鍵</text:span>+"+"<text:span text:style-name="T1">鍵</text:span><text:s/><text:span text:style-name="T1">放大</text:span><text:line-break/>"Ctrl"<text:span text:style-name="T1">鍵</text:span>+"-"<text:span text:style-name="T1">鍵</text:span><text:s/><text:span text:style-name="T1">縮小</text:span><text:line-break/>"Ctrl"<text:span text:style-name="T1">鍵</text:span>+"0"<text:span text:style-name="T1">鍵</text:span><text:s/><text:span text:style-name="T1">重設</text:span></text:p>
      <text:p text:style-name="P1"><text:span text:style-name="T1">鄭啟承</text:span><text:s/>  |  2012.11.02 09:50   |   <text:a xlink:type="simple" xlink:href="http://palinfo.habago.org/Entry?Command=Information_PrintForum&amp;iPage=495#FORUM31627"><text:span text:style-name="T2">#</text:span></text:a></text:p>
      <text:p text:style-name="P2">懷軒，<text:span text:style-name="T3"><text:line-break/><text:line-break/></text:span>咦，我這邊看都沒有問題啊，網頁很正常。我也沒有去動什麼後台設定。你是用什麼瀏覽器呢<text:span text:style-name="T3">? </text:span>若是<text:span text:style-name="T3"><text:s/>IE </text:span>或<text:span text:style-name="T3"><text:s/>Firefox</text:span>，可以試試看同時按<text:span text:style-name="T3"><text:s/>Ctrl </text:span>和減號，它可以網頁顯示縮小，按愈多次縮愈小。反之按<text:span text:style-name="T3"><text:s/>Ctrl </text:span>和加號就會放大。<text:span text:style-name="T3"><text:line-break/><text:line-break/></text:span>我試過很多次真的有效<text:span text:style-name="T3">! </text:span>要變小就變小，要變大就變大，絕非胡說八道<text:span text:style-name="T3">!<text:line-break/><text:line-break/></text:span>啟承</text:p>
      <text:p text:style-name="P1"><text:span text:style-name="T1">懷軒</text:span><text:s/>  |  2012.11.02 03:59   |   <text:a xlink:type="simple" xlink:href="http://palinfo.habago.org/Entry?Command=Information_PrintForum&amp;iPage=495#FORUM31626"><text:span text:style-name="T2">#</text:span></text:a></text:p>
      <text:p text:style-name="P3">請問啟承，<text:span text:style-name="T3"><text:line-break/><text:line-break/></text:span>這幾天我開留言板都會超出我的螢幕寬度很多，看個文字都要左右移來移去，之前不會這樣，是不是後台有甚麼設定跑掉了啊<text:span text:style-name="T3">?</text:span>還是是我的電腦的問題<text:span text:style-name="T3">???<text:line-break/><text:line-break/></text:span>懷軒</text:p>
      <text:p text:style-name="P1"><text:span text:style-name="T1">陳真</text:span><text:s/>  |  2012.11.01 18:31   |   <text:a xlink:type="simple" xlink:href="http://palinfo.habago.org/Entry?Command=Information_PrintForum&amp;iPage=495#FORUM31625"><text:span text:style-name="T2">#</text:span></text:a></text:p>
      <text:p text:style-name="P2"><text:span text:style-name="T3">(</text:span>續<text:span text:style-name="T3">)<text:line-break/><text:line-break/></text:span>姑且先不說探究語言或思考的極限有什麼意思<text:span text:style-name="T3">,</text:span>是吃飽太閒嗎<text:span text:style-name="T3">? </text:span>當然不是<text:span text:style-name="T3">,</text:span>那麼<text:span text:style-name="T3">,</text:span>這問題有著什麼重要性呢<text:span text:style-name="T3">? </text:span>或者說<text:span text:style-name="T3">,</text:span>當一個人窮其一生一直要追究語言或思想的極限究竟是為了什麼<text:span text:style-name="T3">? <text:line-break/><text:line-break/></text:span>這問題姑且按下不表<text:span text:style-name="T3">. </text:span>在這裏我只是要說該作者對於維根斯坦的解答多麼荒唐<text:span text:style-name="T3">. </text:span>比方說<text:span text:style-name="T3">,</text:span>一個物理學家<text:span text:style-name="T3">,</text:span>一直想探索宇宙之外有沒有東西存在<text:span text:style-name="T3">? </text:span>或者說<text:span text:style-name="T3">,</text:span>到底宇宙有沒有<text:span text:style-name="T3"><text:s/>"</text:span>外面<text:span text:style-name="T3">"? </text:span>如果沒有<text:span text:style-name="T3">,</text:span>那真是很難想像為什麼會有一個東西沒有<text:span text:style-name="T3"><text:s/>"</text:span>外面<text:span text:style-name="T3">",</text:span>反過來說<text:span text:style-name="T3">,</text:span>如果有外面的話<text:span text:style-name="T3">,</text:span>那個外面為什麼不把它也算做是宇宙的一部份<text:span text:style-name="T3">?<text:line-break/><text:line-break/></text:span>也許你覺得這真是吃飽太閒<text:span text:style-name="T3">,</text:span>宇宙有沒有外面干我什麼事<text:span text:style-name="T3">? </text:span>我又不準備要跑那麼遠<text:span text:style-name="T3">,</text:span>管它有沒有外面<text:span text:style-name="T3">. </text:span>這樣講倒也沒錯<text:span text:style-name="T3">,</text:span>但世上總是會有一些怪人偏偏對此想不開<text:span text:style-name="T3">,</text:span>一直想探個究竟<text:span text:style-name="T3">.<text:line-break/><text:line-break/></text:span>於是這些怪人就會企圖用各種理論來解釋宇宙<text:span text:style-name="T3">,</text:span>它的研究對象仍是宇宙而不是宇宙外面<text:span text:style-name="T3">. "</text:span>外面<text:span text:style-name="T3">" </text:span>是無法直接研究的<text:span text:style-name="T3">,</text:span>更不會有人什麼理論都沒有講就直接吶喊說宇宙有外面喔<text:span text:style-name="T3">!! </text:span>因此<text:span text:style-name="T3">,</text:span>當一個人宣稱宇宙有沒有外面時<text:span text:style-name="T3">,</text:span>我們只能進入他的理論細節才能了解他到底是在說什麼<text:span text:style-name="T3">.<text:line-break/><text:line-break/></text:span>而且<text:span text:style-name="T3">,</text:span>不管你怎麼研究或提出什麼理論或說法<text:span text:style-name="T3">,</text:span>宇宙就算有個外面<text:span text:style-name="T3">,</text:span>宇宙就算有個盡頭<text:span text:style-name="T3">,</text:span>你都不用擔心你在宇宙之內會生活得不自由或空間不夠大<text:span text:style-name="T3">. </text:span>相反地<text:span text:style-name="T3">,</text:span>我若覺得我所身處其中的宇宙好大哦<text:span text:style-name="T3">,</text:span>這跟什麼<text:span text:style-name="T3"><text:s/>"</text:span>狂妄自大<text:span text:style-name="T3">" </text:span>更是一點關係都沒有<text:span text:style-name="T3">.<text:line-break/><text:line-break/></text:span>作者對維根斯坦的引用與評論差不多就好像我若引用哪個物理天才的說法說宇宙有外面有個極限哦<text:span text:style-name="T3">,</text:span>然後嘲笑自以為身處宇宙之中空間很大很自由的人是狂妄自大一樣荒謬<text:span text:style-name="T3">. </text:span>人家維根斯坦談的那些邏輯結構做為一種語言的極限或世界的極限<text:span text:style-name="T3">,</text:span>跟什麼思想自不自由能扯得上什麼關係呢<text:span text:style-name="T3">?<text:line-break/><text:line-break/></text:span>我常舉相對論做例子<text:span text:style-name="T3">,</text:span>世面上很多這類望文生義的作者<text:span text:style-name="T3">(</text:span>例如<text:span text:style-name="T3">xxx),</text:span>明明完全不曾接觸過某種學問<text:span text:style-name="T3">,</text:span>但他望文生義什麼話都可以馬上任意胡扯<text:span text:style-name="T3">,</text:span>一聽到愛因斯坦的相對論<text:span text:style-name="T3">,</text:span>就說人生禍福相對<text:span text:style-name="T3">,</text:span>善惡相對<text:span text:style-name="T3">,</text:span>一聽到測不準原理<text:span text:style-name="T3">,</text:span>就說人生禍福難料<text:span text:style-name="T3">,</text:span>旦夕無常<text:span text:style-name="T3">. </text:span>可是<text:span text:style-name="T3">,</text:span>這些無聊的訓詞跟人家講的那些東西有啥相關呢<text:span text:style-name="T3">? <text:line-break/><text:line-break/></text:span>我在哲學界<text:span text:style-name="T3">,</text:span>特別是台灣的哲學界是完全沒有發言權的<text:span text:style-name="T3">. </text:span>但是<text:span text:style-name="T3">,</text:span>誰是行家<text:span text:style-name="T3">,</text:span>誰是大外行<text:span text:style-name="T3">,</text:span>大家理應心裏有數<text:span text:style-name="T3">,</text:span>心知肚明<text:span text:style-name="T3">. <text:line-break/><text:line-break/></text:span>有個不知道算不算朋友的朋友<text:span text:style-name="T3">,</text:span>如今已是學界超級大大大紅人<text:span text:style-name="T3">,</text:span>喊水會結冰手握許多資源的那一種<text:span text:style-name="T3">,</text:span>不過<text:span text:style-name="T3">,</text:span>雖然地位已經高到快撞到天了<text:span text:style-name="T3">,</text:span>對我十多年前曾經對他的文章之惡評似乎迄今還是很介意<text:span text:style-name="T3">,</text:span>最近突然對我來點陰的<text:span text:style-name="T3">. <text:line-break/><text:line-break/></text:span>但我的惡評實際上完全不是用一種很高的什麼學術標準<text:span text:style-name="T3">, </text:span>而只是用上述那樣一種最低標<text:span text:style-name="T3">,</text:span>簡單說就是你再怎麼離譜<text:span text:style-name="T3">,</text:span>總不能把相對論誤以為是在講什麼智慧道德經吧<text:span text:style-name="T3">?!<text:line-break/><text:line-break/></text:span>學姊說她很難想像超級大大大紅人四處發表的偉大論文能爛到什麼地步<text:span text:style-name="T3">,</text:span>我舉了一個很貼切的例子就是<text:span text:style-name="T3">: </text:span>我們可以忍受爛論文<text:span text:style-name="T3">,</text:span>再爛都沒關係<text:span text:style-name="T3">,</text:span>它頂多也只是爛而已<text:span text:style-name="T3">,</text:span>但我們無法忍受明明不是學術論文卻被眾人視為學術經典<text:span text:style-name="T3">. <text:line-break/><text:line-break/></text:span>我舉的例子是<text:span text:style-name="T3">: </text:span>比方說<text:span text:style-name="T3">,</text:span>假設今天有個人沒唸過醫學<text:span text:style-name="T3">,</text:span>但他卻很想當醫生<text:span text:style-name="T3">,</text:span>很想研究醫學<text:span text:style-name="T3">,</text:span>於是他訂閱了許多健康保健雜誌<text:span text:style-name="T3">,</text:span>而且買來各種醫學教科書<text:span text:style-name="T3">,</text:span>關起門來自修<text:span text:style-name="T3">,</text:span>不久之後<text:span text:style-name="T3">,</text:span>他竟然變成醫學大師了<text:span text:style-name="T3">.--&gt; @=@ <text:line-break/><text:line-break/></text:span>可是<text:span text:style-name="T3">,</text:span>他寫的一堆醫學論文卻根本不是論文<text:span text:style-name="T3">,</text:span>比方說論文題目叫做<text:span text:style-name="T3"><text:s/>"</text:span>論五臟六腑的運轉原理<text:span text:style-name="T3">",</text:span>從肝到腎<text:span text:style-name="T3">,</text:span>到膀胱到卵巢<text:span text:style-name="T3">,</text:span>從血液到鼻涕<text:span text:style-name="T3">,</text:span>什麼都有寫到<text:span text:style-name="T3">,</text:span>談到如何養生<text:span text:style-name="T3">,</text:span>引用<text:span text:style-name="T3">A</text:span>醫學大師講到不憋尿的重要性<text:span text:style-name="T3">,</text:span>引用<text:span text:style-name="T3">B</text:span>醫學大師講到基因與疾病的原理<text:span text:style-name="T3">,</text:span>引用<text:span text:style-name="T3">C</text:span>醫學大師講到肝臟的再生能力等等<text:span text:style-name="T3">,</text:span>講到很多東西<text:span text:style-name="T3">, </text:span>自己覺得很得意<text:span text:style-name="T3">,</text:span>自己覺得自己真是醫學天才<text:span text:style-name="T3">,</text:span>面面俱到什麼都會<text:span text:style-name="T3">.<text:line-break/><text:line-break/></text:span>可是<text:span text:style-name="T3">,</text:span>任何一個只要稍微懂得科學論文的研究內涵的人<text:span text:style-name="T3">,</text:span>只要讀兩句就知道這哪叫論文<text:span text:style-name="T3">,</text:span>這頂多是社論吧<text:span text:style-name="T3">,</text:span>而且是不入流不知所云的社論<text:span text:style-name="T3">. <text:line-break/><text:line-break/></text:span>任何一種研究論文<text:span text:style-name="T3">,</text:span>一定是研究一個很小很小小到不能再小的一個很小很小的點<text:span text:style-name="T3">,</text:span>小到比方說只是研究某一個小樣本<text:span text:style-name="T3">,</text:span>從中研究某個藥品的某種成份對於身體某一個神經接受體的可能影響<text:span text:style-name="T3">. </text:span>一篇論文不會從肝講到腎<text:span text:style-name="T3">,</text:span>從肺講到腸<text:span text:style-name="T3">,</text:span>不會那麼<text:span text:style-name="T3"><text:s/>"</text:span>有學問<text:span text:style-name="T3">" </text:span>啦<text:span text:style-name="T3">. <text:line-break/><text:line-break/></text:span>科學如此<text:span text:style-name="T3">,</text:span>哲學更是如此<text:span text:style-name="T3">,</text:span>所謂研究就是提出一個很小很小很小小到不能再小的一個很小很小的論點<text:span text:style-name="T3">,</text:span>然後從這個很小很小很小小到不能再小的小點上旁徵博引<text:span text:style-name="T3">,</text:span>為的仍只是解決這個很小很小很小小到不能再小的一個小論點<text:span text:style-name="T3">.<text:line-break/><text:line-break/></text:span>歷史當然也一樣<text:span text:style-name="T3">,</text:span>一篇歷史論文不會從堯舜禹湯文武周公講到太空梭的發展史<text:span text:style-name="T3">,</text:span>如果有人這樣寫論文<text:span text:style-name="T3">,</text:span>我們當然不能說他寫得爛<text:span text:style-name="T3">,</text:span>因為這比爛還糟糕<text:span text:style-name="T3">,</text:span>這根本不是一種研究<text:span text:style-name="T3">,</text:span>寫社論或寫教科書也不會有人這樣寫<text:span text:style-name="T3">,</text:span>可是當一個人以為他可以輕易跨行時<text:span text:style-name="T3">,</text:span>不管是從科學跨到人文<text:span text:style-name="T3">,</text:span>或是從人文跨到科學<text:span text:style-name="T3">,</text:span>就常會鬧出這種笑話<text:span text:style-name="T3">.<text:line-break/><text:line-break/></text:span>可悲或可笑的是<text:span text:style-name="T3">,</text:span>很少人能看出這是笑話<text:span text:style-name="T3">.</text:span>大多數人只是根據作者是否著作等身或社會地位有多高來判斷對方的知識品質<text:span text:style-name="T3">,</text:span>而不是真的了解知識<text:span text:style-name="T3">,</text:span>當然更不用說在乎真理了<text:span text:style-name="T3">.<text:line-break/><text:line-break/></text:span>從科學跨人文常有這類笑話<text:span text:style-name="T3">,</text:span>從人文跨科學亦然<text:span text:style-name="T3">,</text:span>比方說在臨床上你常會接觸到一些學界的病患<text:span text:style-name="T3">,</text:span>或是菁英型的病患<text:span text:style-name="T3">,</text:span>他們似乎總是以為只要自己上網<text:span text:style-name="T3">GOOGLE</text:span>一下就能了解他事實上完全不懂的醫學知識<text:span text:style-name="T3">,</text:span>有些還會態度高亢地跟你辯<text:span text:style-name="T3">,</text:span>實在很無奈<text:span text:style-name="T3">. <text:line-break/><text:line-break/></text:span>任何一門知識<text:span text:style-name="T3">,</text:span>如果只是上網<text:span text:style-name="T3">GOOGLE</text:span>一下或唸個幾本教科書就能懂的話<text:span text:style-name="T3">,</text:span>那別人念個十年八年或更久<text:span text:style-name="T3">,</text:span>若是醫學還要實習見習臨床訓練許許多多年<text:span text:style-name="T3">,</text:span>豈非白癡<text:span text:style-name="T3">? <text:line-break/><text:line-break/></text:span>所以我常害怕人家找我讀論文或讀其文章給意見<text:span text:style-name="T3">,</text:span>那等於是在考驗我的良知<text:span text:style-name="T3">,</text:span>就好像有個病人有一天化了粧<text:span text:style-name="T3">,</text:span>讓我有點嚇到<text:span text:style-name="T3">,</text:span>以為看到阿飄<text:span text:style-name="T3">,</text:span>但她卻問我美不美<text:span text:style-name="T3">,</text:span>當場讓我啞口無言<text:span text:style-name="T3">,</text:span>這樣逼我<text:span text:style-name="T3">,</text:span>真的是讓我很難做人<text:span text:style-name="T3">. <text:line-break/><text:line-break/></text:span>對於爛到爆的論文<text:span text:style-name="T3">,</text:span>我通常就眛著良心說還不錯啦<text:span text:style-name="T3">,</text:span>可是<text:span text:style-name="T3">,</text:span>一旦稍微應其要求說點意見<text:span text:style-name="T3">,</text:span>保證馬上得罪人<text:span text:style-name="T3">. </text:span>最可怕的是那種根本不是研究的研究<text:span text:style-name="T3">.</text:span>我雖一千萬個不願意<text:span text:style-name="T3">,</text:span>不想得罪人或傷害朋友的感情<text:span text:style-name="T3">,</text:span>但硬要我把不是說成是<text:span text:style-name="T3">,</text:span>或是把是說成不是<text:span text:style-name="T3">,</text:span>那真的很難<text:span text:style-name="T3">. </text:span>很想學韋小寶那樣信口胡謅唬爛瞎掰<text:span text:style-name="T3">,</text:span>但就是學不來<text:span text:style-name="T3">.</text:span></text:p>
      <text:p text:style-name="P1"><text:span text:style-name="T1">陳真</text:span><text:s/>  |  2012.11.01 03:24   |   <text:a xlink:type="simple" xlink:href="http://palinfo.habago.org/Entry?Command=Information_PrintForum&amp;iPage=495#FORUM31624"><text:span text:style-name="T2">#</text:span></text:a></text:p>
      <text:p text:style-name="P3"><text:span text:style-name="T3">(</text:span>再續<text:span text:style-name="T3">)<text:line-break/><text:line-break/></text:span>作者底下這些話<text:span text:style-name="T3">,</text:span>真是離譜到爆<text:span text:style-name="T3">,</text:span>毫無疑問<text:span text:style-name="T3">,</text:span>這位作者應該是完全不懂或是根本沒讀過維根斯坦<text:span text:style-name="T3">,</text:span>但他卻講得好像是個專家似的<text:span text:style-name="T3">. </text:span>有誰能理解什麼叫做<text:span text:style-name="T3"><text:s/>"</text:span>不是我們把語言當成工具使用<text:span text:style-name="T3">,</text:span>而是語言把我們當工具<text:span text:style-name="T3">",</text:span>真是離譜到爆<text:span text:style-name="T3">.<text:line-break/><text:line-break/>"""</text:span>日常生活中的真正過程決不是我們把語言當作工具來使用，而是語言把我們當作工具來使用。正如維特根斯坦所說：語言的界限就是我們思想的界限。常常陷入自大狂的人們總覺得自己的思想是十分自由的，可以思考自己願意思考的任何問題。然而，這些人高興得太早了。他們的自由很可能就是戴著鐐銬的舞蹈，因為當他們的思想像一只風箏在天上翱翔的時候，他們已然忘記了自己身子牽著的那條線！<text:span text:style-name="T3"> <text:line-break/><text:line-break/></text:span>實際上，我們運用語言表達思想的空間是非常有限的。我們如何表達，用什麼方式表達，我們對外部世界的什麼問題發生興趣，所有這些早就為我們已經熟知的語言所規定。<text:span text:style-name="T3">"""<text:line-break/><text:line-break/></text:span>我一般都盡量閉著眼睛盡量不去看用中文寫成的哲學文章<text:span text:style-name="T3">,</text:span>特別是台灣人寫的更可怕<text:span text:style-name="T3">,</text:span>若不小心瞄到就趕緊閃開<text:span text:style-name="T3">,</text:span>以免中風<text:span text:style-name="T3">,</text:span>以免萬一忍不住想批評然後又會惹禍上身<text:span text:style-name="T3">. <text:line-break/><text:line-break/></text:span>作者如此胡扯<text:span text:style-name="T3">,</text:span>真是離譜到爆<text:span text:style-name="T3">,</text:span>簡直是詐騙集團<text:span text:style-name="T3">. </text:span>不要說維根斯坦的哲學<text:span text:style-name="T3">,</text:span>就算任何一個哲學家都不可能如此低能<text:span text:style-name="T3">. </text:span>怎麼可能會有哲學家莫名其妙講些自己胡亂發明的訓詞或怪話<text:span text:style-name="T3">? </text:span>有個人如果自稱哲學家<text:span text:style-name="T3">,</text:span>然後莫名其妙告訴大家說我們被語言當工具使用哦<text:span text:style-name="T3">,</text:span>我們的思想不自由哦<text:span text:style-name="T3">,</text:span>我們的思想空間很窄哦<text:span text:style-name="T3">,</text:span>你聽了<text:span text:style-name="T3">,</text:span>難道不會覺得很低能<text:span text:style-name="T3">? </text:span>這是什麼怪話<text:span text:style-name="T3">? </text:span>講這些怪話做什麼<text:span text:style-name="T3">?<text:line-break/><text:line-break/></text:span>早期的維根斯坦在<text:span text:style-name="T3">Tractatus</text:span>中的想法認為語言只能承載<text:span text:style-name="T3"><text:s/>"</text:span>事實<text:span text:style-name="T3">",</text:span>而事實是具有真假值的<text:span text:style-name="T3">,</text:span>它要不是真的便是假的<text:span text:style-name="T3">,</text:span>若邏輯上必然為真<text:span text:style-name="T3">(</text:span>如一切<text:span text:style-name="T3">tautology--</text:span>這詞我不會翻譯<text:span text:style-name="T3">,</text:span>如<text:span text:style-name="T3"><text:s/>"1 </text:span>等於<text:span text:style-name="T3">1" "</text:span>明天若不是下雨就是沒下雨<text:span text:style-name="T3">")</text:span>或是邏輯上必然為假<text:span text:style-name="T3">(</text:span>如一切<text:span text:style-name="T3">contradiction</text:span>這詞我不會翻譯<text:span text:style-name="T3">,</text:span>如<text:span text:style-name="T3"><text:s/>"</text:span>這張紅紙是藍色的<text:span text:style-name="T3">"),</text:span>那就是無意義<text:span text:style-name="T3"><text:s/>(senseless). </text:span>無意義的句子反映了所謂<text:span text:style-name="T3"><text:s/>"</text:span>邏輯空間<text:span text:style-name="T3">" (logical space) </text:span>的極限<text:span text:style-name="T3">,</text:span>而語言或命題就是在這個空間下運作<text:span text:style-name="T3">. </text:span>每一道命題便是它的基礎命題的一個真假值<text:span text:style-name="T3">,</text:span>凡是不具有真假值的都不是命題<text:span text:style-name="T3">,</text:span>都不是我們的語言所能承載<text:span text:style-name="T3">,</text:span>等於是企圖跨越語言的極限<text:span text:style-name="T3">,</text:span>因此是一種胡說八道<text:span text:style-name="T3">(nonsense). <text:line-break/><text:line-break/></text:span>哪些句子是胡說八道<text:span text:style-name="T3">,</text:span>若依照早期維斯斯坦的邏輯論<text:span text:style-name="T3">,</text:span>差不多我們平常講的大多數話語都是胡說八道<text:span text:style-name="T3">,</text:span>例如<text:span text:style-name="T3"><text:s/>"</text:span>哇<text:span text:style-name="T3">! </text:span>你穿這樣真是美死倫了啦<text:span text:style-name="T3">!" "</text:span>我很悲觀<text:span text:style-name="T3">" "</text:span>我喜歡幹<text:span text:style-name="T3">" (</text:span>這是羅素名言<text:span text:style-name="T3">,</text:span>不是髒話哦<text:span text:style-name="T3">)"</text:span>今晚很淒涼<text:span text:style-name="T3">" "</text:span>我的靈魂很疲憊<text:span text:style-name="T3">" "</text:span>韋小寶是我的偶像<text:span text:style-name="T3">" "</text:span>我現在想睡覺<text:span text:style-name="T3">","</text:span>我晚上沒吃飽<text:span text:style-name="T3">"...</text:span>等等等<text:span text:style-name="T3">,</text:span>這些全是胡說八道<text:span text:style-name="T3">,</text:span>因為它們不是命題<text:span text:style-name="T3">,</text:span>沒有反映任何事實<text:span text:style-name="T3">,</text:span>因此缺乏真假值<text:span text:style-name="T3">,</text:span>所以這些全是企圖超越語言或思想極限的<text:span text:style-name="T3"><text:s/>"</text:span>句子<text:span text:style-name="T3">".<text:line-break/><text:line-break/></text:span>重點是<text:span text:style-name="T3">,</text:span>既然是極限<text:span text:style-name="T3">,</text:span>那就表示不管你如何想超越<text:span text:style-name="T3">,</text:span>邏輯上都不可能超越<text:span text:style-name="T3">,</text:span>因此它們根本不是句子<text:span text:style-name="T3">,</text:span>不是命題<text:span text:style-name="T3">,</text:span>當然也就不是一種思想<text:span text:style-name="T3">,</text:span>它所企圖指涉的是世界以外的另一個世界<text:span text:style-name="T3">,</text:span>到底有沒有這樣的一個所謂神祕世界<text:span text:style-name="T3">,</text:span>劃分成我之前說的那兩派<text:span text:style-name="T3">,</text:span>傳統的邏輯派及當下最流行的後現代主義派<text:span text:style-name="T3">. <text:line-break/><text:line-break/></text:span>後者這一派在我看來基本上比較合乎維根斯坦的想法<text:span text:style-name="T3">,</text:span>依此想法<text:span text:style-name="T3">,</text:span>根本不可能有<text:span text:style-name="T3"><text:s/>"</text:span>不合邏輯<text:span text:style-name="T3">" </text:span>這回事<text:span text:style-name="T3">,</text:span>這也是為什麼維根斯坦說我們<text:span text:style-name="T3"><text:s/>"</text:span>不可能在邏輯上犯錯<text:span text:style-name="T3">",</text:span>因為一切不合邏輯的所謂錯誤<text:span text:style-name="T3">,</text:span>老早被邏輯所先驗地<text:span text:style-name="T3">(a priori)</text:span>排除<text:span text:style-name="T3">,</text:span>就好像一張無效的契約便只是一張廢紙而根本不是契約<text:span text:style-name="T3">,</text:span>世界上並沒有<text:span text:style-name="T3"><text:s/>"</text:span>無效契約<text:span text:style-name="T3">" </text:span>這種東西<text:span text:style-name="T3">.<text:line-break/><text:line-break/></text:span>因為我總不可能在這裏用邏輯來鬼畫符<text:span text:style-name="T3">,</text:span>講一些唯有內行人才聽得懂的東西<text:span text:style-name="T3">,</text:span>因此<text:span text:style-name="T3">,</text:span>我講的這些基本上都已經經過我濃縮再濃縮再再再濃縮的說法<text:span text:style-name="T3">,</text:span>簡化濃縮了差不多一千倍<text:span text:style-name="T3">,</text:span>但早期的維根斯坦基本上大約是這樣一種意思<text:span text:style-name="T3">,</text:span>而不是什麼<text:span text:style-name="T3"><text:s/>"</text:span>我們的思想都被語言規定了<text:span text:style-name="T3">","</text:span>不可自大狂妄啦<text:span text:style-name="T3">,</text:span>因為我們的思想根本沒自由啦<text:span text:style-name="T3">","</text:span>我們都只是被語言利用的工具啦<text:span text:style-name="T3">"</text:span>等等<text:span text:style-name="T3">,</text:span>把維根斯坦的想法胡亂說成那樣<text:span text:style-name="T3">,</text:span>實在是太扯了<text:span text:style-name="T3">.<text:line-break/><text:line-break/></text:span>以下是練習題<text:span text:style-name="T3">: <text:line-break/><text:line-break/>"</text:span>我要去洗澡然後睡覺了<text:span text:style-name="T3">"--</text:span>胡說八道<text:span text:style-name="T3">!<text:line-break/><text:line-break/>"</text:span>今天很累<text:span text:style-name="T3">,</text:span>病人很多<text:span text:style-name="T3">"--</text:span>也是胡說八道<text:span text:style-name="T3">,</text:span>因為沒有呈現任何可供辨認真假值的事實<text:span text:style-name="T3">!<text:line-break/><text:line-break/>"</text:span>醫生說我最慢今年七月就會變成除了腦子其它地方一動也不能動的漸凍人<text:span text:style-name="T3">"--</text:span>這是命題<text:span text:style-name="T3">,</text:span>因為具有真假值<text:span text:style-name="T3">.<text:line-break/><text:line-break/>"</text:span>我每天全身酸痛到快爆炸<text:span text:style-name="T3">,</text:span>非常痛苦<text:span text:style-name="T3">!!"--</text:span>胡說八道<text:span text:style-name="T3">,</text:span>誰知道你痛不痛苦<text:span text:style-name="T3">,</text:span>無法驗證<text:span text:style-name="T3">.<text:line-break/><text:line-break/>"</text:span>氣象報告說明天若不是下雨就是不下雨<text:span text:style-name="T3">"---</text:span>沒有意義的無聊話<text:span text:style-name="T3">,</text:span>因為結果一定正確<text:span text:style-name="T3">.<text:line-break/><text:line-break/>"</text:span>我的靈魂很疲憊<text:span text:style-name="T3">,</text:span>需要救贖<text:span text:style-name="T3">,</text:span>因此每天期待浮士德上映<text:span text:style-name="T3">"--</text:span>三句全是胡說八道<text:span text:style-name="T3">.<text:line-break/><text:line-break/>"</text:span>剛才我帶阿憨去散步<text:span text:style-name="T3">"---</text:span>標準命題<text:span text:style-name="T3">!!<text:line-break/><text:line-break/>"</text:span>兩點半了<text:span text:style-name="T3">,</text:span>再不睡就要出人命了<text:span text:style-name="T3">"--</text:span>也是標準命題<text:span text:style-name="T3">.<text:line-break/><text:line-break/></text:span>陳真<text:span text:style-name="T3"><text:s/>2012. 11.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